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urier New" svg:font-family="'Courier New'" style:font-family-generic="modern" style:font-pitch="fixed"/>
    <style:font-face style:name="Garamond" svg:font-family="Garamond" style:font-family-generic="roman" style:font-pitch="variable"/>
    <style:font-face style:name="Liberation Sans" svg:font-family="'Liberation Sans'" style:font-family-generic="swiss" style:font-pitch="variable"/>
    <style:font-face style:name="OpenSymbol" svg:font-family="OpenSymbol" style:font-family-generic="system" style:font-charset="x-symbol"/>
    <style:font-face style:name="PingFang SC" svg:font-family="'PingFang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20.5cm" fo:margin-left="0cm" table:align="left"/>
    </style:style>
    <style:style style:name="Table1.A" style:family="table-column">
      <style:table-column-properties style:column-width="0.773cm"/>
    </style:style>
    <style:style style:name="Table1.B" style:family="table-column">
      <style:table-column-properties style:column-width="19.727cm"/>
    </style:style>
    <style:style style:name="Table1.1" style:family="table-row">
      <style:table-row-properties style:min-row-height="0.141cm" fo:keep-together="always" style:use-optimal-row-height="false"/>
    </style:style>
    <style:style style:name="Table1.A1" style:family="table-cell">
      <style:table-cell-properties fo:padding-left="0.191cm" fo:padding-right="0.191cm" fo:padding-top="0cm" fo:padding-bottom="0cm" fo:border="none" style:writing-mode="lr-tb"/>
    </style:style>
    <style:style style:name="Table1.4" style:family="table-row">
      <style:table-row-properties style:min-row-height="0.741cm" fo:keep-together="always" style:use-optimal-row-height="false"/>
    </style:style>
    <style:style style:name="Table1.6" style:family="table-row">
      <style:table-row-properties fo:keep-together="always" style:use-optimal-row-height="false"/>
    </style:style>
    <style:style style:name="Table1.8" style:family="table-row">
      <style:table-row-properties fo:keep-together="always" style:use-optimal-row-height="false"/>
    </style:style>
    <style:style style:name="Table1.10" style:family="table-row">
      <style:table-row-properties fo:keep-together="always" style:use-optimal-row-height="false"/>
    </style:style>
    <style:style style:name="P1" style:family="paragraph" style:parent-style-name="En-tête">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P2" style:family="paragraph" style:parent-style-name="En-tête">
      <style:paragraph-properties fo:margin-left="0cm" fo:margin-right="0cm" fo:text-indent="0cm" style:auto-text-indent="false">
        <style:tab-stops/>
      </style:paragraph-properties>
    </style:style>
    <style:style style:name="P3" style:family="paragraph" style:parent-style-name="Achievement">
      <style:paragraph-properties fo:margin-left="0.432cm" fo:margin-right="0cm" fo:margin-top="0.106cm" fo:margin-bottom="0cm" style:contextual-spacing="false" fo:text-indent="-0.432cm" style:auto-text-indent="false">
        <style:tab-stops/>
      </style:paragraph-properties>
    </style:style>
    <style:style style:name="P4" style:family="paragraph" style:parent-style-name="Standard">
      <style:paragraph-properties fo:text-align="center" style:justify-single-word="false"/>
    </style:style>
    <style:style style:name="P5" style:family="paragraph" style:parent-style-name="Section_20_Title">
      <style:paragraph-properties fo:orphans="0" fo:widows="0"/>
      <style:text-properties fo:font-weight="bold" style:font-weight-asian="bold" style:font-name-complex="Arial" style:font-weight-complex="bold"/>
    </style:style>
    <style:style style:name="P6" style:family="paragraph" style:parent-style-name="Section_20_Title">
      <style:paragraph-properties fo:orphans="0" fo:widows="0"/>
      <style:text-properties fo:font-weight="bold" style:font-weight-asian="bold" style:font-weight-complex="bold"/>
    </style:style>
    <style:style style:name="P7"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style:font-weight-asian="bold" style:font-weight-complex="bold"/>
    </style:style>
    <style:style style:name="P8" style:family="paragraph" style:parent-style-name="Job_20_Title">
      <style:paragraph-properties fo:orphans="0" fo:widows="0"/>
      <style:text-properties fo:font-weight="bold" style:font-weight-asian="bold" style:font-weight-complex="bold"/>
    </style:style>
    <style:style style:name="P9" style:family="paragraph" style:parent-style-name="Company_20_Name_20_One">
      <style:paragraph-properties>
        <style:tab-stops>
          <style:tab-stop style:position="-21.893cm" style:type="right"/>
          <style:tab-stop style:position="2.54cm"/>
          <style:tab-stop style:position="11.43cm" style:type="right"/>
          <style:tab-stop style:position="15.55cm" style:type="right"/>
        </style:tab-stops>
      </style:paragraph-properties>
      <style:text-properties fo:font-weight="bold" style:font-weight-asian="bold" style:font-weight-complex="bold"/>
    </style:style>
    <style:style style:name="P10" style:family="paragraph" style:parent-style-name="Paragraphe_20_de_20_liste">
      <style:paragraph-properties fo:orphans="0" fo:widows="0"/>
      <style:text-properties style:font-name="Garamond" fo:font-size="10pt" fo:language="fr" fo:country="CA" style:font-size-asian="10pt" style:font-name-complex="Calibri" style:font-size-complex="10pt"/>
    </style:style>
    <style:style style:name="P11" style:family="paragraph" style:parent-style-name="Section_20_Title">
      <style:paragraph-properties fo:orphans="0" fo:widows="0"/>
      <style:text-properties fo:language="fr" fo:country="CA" fo:font-weight="bold" style:font-weight-asian="bold" style:font-name-complex="Arial" style:font-weight-complex="bold"/>
    </style:style>
    <style:style style:name="P12"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language="fr" fo:country="CA" fo:font-weight="bold" style:font-weight-asian="bold" style:font-weight-complex="bold"/>
    </style:style>
    <style:style style:name="P13" style:family="paragraph" style:parent-style-name="Job_20_Title">
      <style:paragraph-properties fo:orphans="0" fo:widows="0"/>
      <style:text-properties fo:language="fr" fo:country="CA" fo:font-weight="bold" style:font-weight-asian="bold" style:font-weight-complex="bold"/>
    </style:style>
    <style:style style:name="P14" style:family="paragraph" style:parent-style-name="Company_20_Name_20_One">
      <style:paragraph-properties>
        <style:tab-stops>
          <style:tab-stop style:position="-21.893cm" style:type="right"/>
          <style:tab-stop style:position="2.54cm"/>
          <style:tab-stop style:position="11.43cm" style:type="right"/>
          <style:tab-stop style:position="15.55cm" style:type="right"/>
        </style:tab-stops>
      </style:paragraph-properties>
      <style:text-properties fo:language="fr" fo:country="CA" fo:font-weight="bold" style:font-weight-asian="bold" style:font-weight-complex="bold"/>
    </style:style>
    <style:style style:name="P15" style:family="paragraph" style:parent-style-name="No_20_Title">
      <style:paragraph-properties fo:orphans="0" fo:widows="0"/>
      <style:text-properties fo:language="fr" fo:country="CA"/>
    </style:style>
    <style:style style:name="P16" style:family="paragraph" style:parent-style-name="Institution">
      <style:paragraph-properties fo:orphans="0" fo:widows="0">
        <style:tab-stops>
          <style:tab-stop style:position="2.54cm"/>
          <style:tab-stop style:position="13.78cm" style:type="right"/>
        </style:tab-stops>
      </style:paragraph-properties>
      <style:text-properties fo:language="fr" fo:country="CA"/>
    </style:style>
    <style:style style:name="P17" style:family="paragraph" style:parent-style-name="Company_20_Name_20_One">
      <style:paragraph-properties fo:margin-left="0.423cm" fo:margin-right="0cm" fo:text-indent="0cm" style:auto-text-indent="false">
        <style:tab-stops>
          <style:tab-stop style:position="-22.317cm" style:type="right"/>
          <style:tab-stop style:position="2.117cm"/>
          <style:tab-stop style:position="11.007cm" style:type="right"/>
          <style:tab-stop style:position="15.127cm" style:type="right"/>
        </style:tab-stops>
      </style:paragraph-properties>
      <style:text-properties fo:language="fr" fo:country="CA"/>
    </style:style>
    <style:style style:name="P18" style:family="paragraph" style:parent-style-name="Job_20_Title">
      <style:text-properties fo:language="fr" fo:country="CA" fo:font-style="normal" style:font-style-asian="normal" style:font-style-complex="italic"/>
    </style:style>
    <style:style style:name="P19" style:family="paragraph" style:parent-style-name="Standard">
      <style:text-properties fo:language="fr" fo:country="CA" fo:background-color="#ffffff" style:font-name-complex="Calibri"/>
    </style:style>
    <style:style style:name="P20" style:family="paragraph" style:parent-style-name="Standard">
      <style:text-properties fo:language="fr" fo:country="CA" style:font-name-complex="Calibri"/>
    </style:style>
    <style:style style:name="P21" style:family="paragraph" style:parent-style-name="Job_20_Title">
      <style:text-properties fo:language="fr" fo:country="CA"/>
    </style:style>
    <style:style style:name="P22" style:family="paragraph" style:parent-style-name="Company_20_Name_20_One">
      <style:paragraph-properties>
        <style:tab-stops>
          <style:tab-stop style:position="-21.893cm" style:type="right"/>
          <style:tab-stop style:position="2.54cm"/>
          <style:tab-stop style:position="11.43cm" style:type="right"/>
          <style:tab-stop style:position="15.55cm" style:type="right"/>
        </style:tab-stops>
      </style:paragraph-properties>
      <style:text-properties fo:language="fr" fo:country="CA"/>
    </style:style>
    <style:style style:name="P23" style:family="paragraph" style:parent-style-name="Institution">
      <style:paragraph-properties>
        <style:tab-stops>
          <style:tab-stop style:position="2.54cm"/>
          <style:tab-stop style:position="11.43cm" style:type="right"/>
          <style:tab-stop style:position="13.78cm" style:type="right"/>
        </style:tab-stops>
      </style:paragraph-properties>
      <style:text-properties fo:language="fr" fo:country="CA"/>
    </style:style>
    <style:style style:name="P24" style:family="paragraph" style:parent-style-name="Achievement">
      <style:paragraph-properties fo:orphans="0" fo:widows="0"/>
    </style:style>
    <style:style style:name="P25" style:family="paragraph" style:parent-style-name="No_20_Title">
      <style:paragraph-properties fo:orphans="0" fo:widows="0"/>
    </style:style>
    <style:style style:name="P26" style:family="paragraph" style:parent-style-name="Achievement">
      <style:paragraph-properties fo:margin-left="0.432cm" fo:margin-right="0cm" fo:margin-top="0.106cm" fo:margin-bottom="0cm" style:contextual-spacing="false" fo:orphans="0" fo:widows="0" fo:text-indent="-0.432cm" style:auto-text-indent="false">
        <style:tab-stops/>
      </style:paragraph-properties>
    </style:style>
    <style:style style:name="P27" style:family="paragraph" style:parent-style-name="Standard">
      <style:text-properties fo:font-size="11.5pt" fo:letter-spacing="0.009cm" fo:language="fr" fo:country="CA" fo:font-style="italic" fo:font-weight="bold" style:font-size-asian="11.5pt" style:font-style-asian="italic" style:font-weight-asian="bold" style:font-weight-complex="bold"/>
    </style:style>
    <style:style style:name="P28" style:family="paragraph" style:parent-style-name="Paragraphe_20_de_20_liste">
      <style:paragraph-properties fo:margin-left="0.423cm" fo:margin-right="0cm" fo:text-indent="0cm" style:auto-text-indent="false">
        <style:tab-stops/>
      </style:paragraph-properties>
      <style:text-properties fo:color="#000000" loext:opacity="100%" style:font-name="Garamond" fo:font-size="10pt" fo:language="fr" fo:country="CA" style:font-size-asian="10pt" style:font-name-complex="Calibri" style:font-size-complex="10pt"/>
    </style:style>
    <style:style style:name="P29" style:family="paragraph" style:parent-style-name="Name" style:master-page-name="MPF0">
      <style:paragraph-properties fo:margin-top="0cm" fo:margin-bottom="0.212cm" style:contextual-spacing="false" style:page-number="auto" fo:break-before="page"/>
      <style:text-properties fo:font-size="20pt" style:font-size-asian="20pt" style:font-size-complex="20pt"/>
    </style:style>
    <style:style style:name="P30" style:family="paragraph" style:parent-style-name="Achievement" style:list-style-name="L1">
      <style:text-properties fo:font-size="10pt" style:font-size-asian="10pt" style:font-name-complex="Calibri"/>
    </style:style>
    <style:style style:name="P31" style:family="paragraph" style:parent-style-name="Achievement" style:list-style-name="L1">
      <style:paragraph-properties fo:orphans="0" fo:widows="0"/>
    </style:style>
    <style:style style:name="P32" style:family="paragraph" style:parent-style-name="Achievement" style:list-style-name="L5">
      <style:paragraph-properties fo:margin-top="0cm" fo:margin-bottom="0cm" style:contextual-spacing="false" fo:line-height="100%" fo:orphans="0" fo:widows="0"/>
    </style:style>
    <style:style style:name="P33" style:family="paragraph" style:parent-style-name="Company_20_Name_20_One" style:list-style-name="L3">
      <style:paragraph-properties>
        <style:tab-stops>
          <style:tab-stop style:position="-22.317cm" style:type="right"/>
          <style:tab-stop style:position="2.117cm"/>
          <style:tab-stop style:position="11.007cm" style:type="right"/>
          <style:tab-stop style:position="15.127cm" style:type="right"/>
        </style:tab-stops>
      </style:paragraph-properties>
      <style:text-properties fo:language="fr" fo:country="CA"/>
    </style:style>
    <style:style style:name="P34" style:family="paragraph" style:parent-style-name="Company_20_Name_20_One" style:list-style-name="L4">
      <style:paragraph-properties fo:orphans="0" fo:widows="0">
        <style:tab-stops>
          <style:tab-stop style:position="-23.163cm" style:type="right"/>
          <style:tab-stop style:position="1.27cm"/>
          <style:tab-stop style:position="14.28cm" style:type="right"/>
        </style:tab-stops>
      </style:paragraph-properties>
      <style:text-properties fo:language="fr" fo:country="CA" style:font-style-complex="italic"/>
    </style:style>
    <style:style style:name="P35" style:family="paragraph" style:parent-style-name="Company_20_Name_20_One" style:list-style-name="L8">
      <style:paragraph-properties fo:orphans="0" fo:widows="0">
        <style:tab-stops>
          <style:tab-stop style:position="-23.163cm" style:type="right"/>
          <style:tab-stop style:position="1.27cm"/>
          <style:tab-stop style:position="14.28cm" style:type="right"/>
        </style:tab-stops>
      </style:paragraph-properties>
      <style:text-properties fo:language="fr" fo:country="CA" style:font-name-complex="Calibri"/>
    </style:style>
    <style:style style:name="P36" style:family="paragraph" style:parent-style-name="Company_20_Name_20_One" style:list-style-name="L9">
      <style:paragraph-properties>
        <style:tab-stops>
          <style:tab-stop style:position="-23.163cm" style:type="right"/>
          <style:tab-stop style:position="1.27cm"/>
          <style:tab-stop style:position="10.16cm" style:type="right"/>
          <style:tab-stop style:position="14.28cm" style:type="right"/>
        </style:tab-stops>
      </style:paragraph-properties>
      <style:text-properties fo:language="fr" fo:country="CA"/>
    </style:style>
    <style:style style:name="P37" style:family="paragraph" style:parent-style-name="Company_20_Name_20_One" style:list-style-name="L10">
      <style:paragraph-properties>
        <style:tab-stops>
          <style:tab-stop style:position="-23.163cm" style:type="right"/>
          <style:tab-stop style:position="1.27cm"/>
          <style:tab-stop style:position="10.16cm" style:type="right"/>
          <style:tab-stop style:position="14.28cm" style:type="right"/>
        </style:tab-stops>
      </style:paragraph-properties>
      <style:text-properties fo:language="fr" fo:country="CA"/>
    </style:style>
    <style:style style:name="P38" style:family="paragraph" style:parent-style-name="Company_20_Name_20_One" style:list-style-name="L11">
      <style:paragraph-properties>
        <style:tab-stops>
          <style:tab-stop style:position="-23.163cm" style:type="right"/>
          <style:tab-stop style:position="1.27cm"/>
          <style:tab-stop style:position="10.16cm" style:type="right"/>
          <style:tab-stop style:position="14.28cm" style:type="right"/>
        </style:tab-stops>
      </style:paragraph-properties>
      <style:text-properties fo:language="fr" fo:country="CA"/>
    </style:style>
    <style:style style:name="P39" style:family="paragraph" style:parent-style-name="Job_20_Title" style:list-style-name="L4">
      <style:text-properties fo:language="fr" fo:country="CA" fo:font-style="normal" style:font-style-asian="normal" style:font-style-complex="italic"/>
    </style:style>
    <style:style style:name="P40" style:family="paragraph" style:parent-style-name="Paragraphe_20_de_20_liste" style:list-style-name="WWNum56">
      <style:text-properties style:font-name="Garamond" fo:font-size="10pt" fo:language="fr" fo:country="CA" style:font-size-asian="10pt" style:font-name-complex="Calibri"/>
    </style:style>
    <style:style style:name="P41" style:family="paragraph" style:parent-style-name="Paragraphe_20_de_20_liste" style:list-style-name="L2"/>
    <style:style style:name="P42" style:family="paragraph" style:parent-style-name="Paragraphe_20_de_20_liste" style:list-style-name="L10">
      <style:text-properties fo:font-size="11pt" fo:language="fr" fo:country="CA" style:font-size-asian="11pt" style:font-size-complex="11pt"/>
    </style:style>
    <style:style style:name="P43" style:family="paragraph" style:parent-style-name="Standard" style:list-style-name="L2">
      <style:text-properties fo:language="fr" fo:country="CA" fo:background-color="#fefefe" style:font-name-complex="Calibri"/>
    </style:style>
    <style:style style:name="P44" style:family="paragraph" style:parent-style-name="Standard" style:list-style-name="L5">
      <style:text-properties fo:language="fr" fo:country="CA" fo:background-color="#ffffff" style:font-name-complex="Calibri"/>
    </style:style>
    <style:style style:name="P45" style:family="paragraph" style:parent-style-name="Standard" style:list-style-name="L6">
      <style:text-properties fo:language="fr" fo:country="CA" fo:background-color="#ffffff" style:font-name-complex="Calibri"/>
    </style:style>
    <style:style style:name="P46" style:family="paragraph" style:parent-style-name="Standard" style:list-style-name="L7">
      <style:text-properties fo:language="fr" fo:country="CA" style:font-name-complex="Calibri"/>
    </style:style>
    <style:style style:name="P47" style:family="paragraph" style:parent-style-name="Standard" style:list-style-name="L8">
      <style:text-properties fo:language="fr" fo:country="CA" style:font-name-complex="Calibri"/>
    </style:style>
    <style:style style:name="P48" style:family="paragraph" style:parent-style-name="Standard" style:list-style-name="L12">
      <style:text-properties fo:language="fr" fo:country="CA"/>
    </style:style>
    <style:style style:name="P49" style:family="paragraph" style:parent-style-name="Standard" style:list-style-name="L6">
      <style:text-properties fo:background-color="#ffffff" style:font-name-complex="Calibri"/>
    </style:style>
    <style:style style:name="P50" style:family="paragraph" style:parent-style-name="Standard" style:list-style-name="L12"/>
    <style:style style:name="T1" style:family="text">
      <style:text-properties fo:font-size="10pt" style:font-size-asian="10pt"/>
    </style:style>
    <style:style style:name="T2" style:family="text">
      <style:text-properties fo:font-size="10pt" style:font-size-asian="10pt" style:font-name-complex="Calibri"/>
    </style:style>
    <style:style style:name="T3" style:family="text">
      <style:text-properties fo:language="fr" fo:country="CA"/>
    </style:style>
    <style:style style:name="T4" style:family="text">
      <style:text-properties fo:language="fr" fo:country="CA" fo:font-weight="bold" style:font-weight-asian="bold" style:font-weight-complex="bold"/>
    </style:style>
    <style:style style:name="T5" style:family="text">
      <style:text-properties fo:language="fr" fo:country="CA" fo:background-color="#ffffff" loext:char-shading-value="0" style:font-name-complex="Calibri"/>
    </style:style>
    <style:style style:name="T6" style:family="text">
      <style:text-properties fo:font-weight="bold" style:font-weight-asian="bold" style:font-weight-complex="bold"/>
    </style:style>
    <style:style style:name="T7" style:family="text">
      <style:text-properties style:font-name="Garamond" fo:language="fr" fo:country="CA" fo:background-color="#fefefe" loext:char-shading-value="0" style:font-name-complex="Calibri"/>
    </style:style>
    <text:list-style style:name="L1">
      <text:list-level-style-bullet text:level="1" text:style-name="WW_5f_CharLFO41LVL1" loext:num-list-format="%1%" text:bullet-char="">
        <style:list-level-properties text:list-level-position-and-space-mode="label-alignment">
          <style:list-level-label-alignment text:label-followed-by="listtab" fo:text-indent="-0.423cm" fo:margin-left="0.42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2LVL1" loext:num-list-format="%1%" text:bullet-char="">
        <style:list-level-properties text:list-level-position-and-space-mode="label-alignment">
          <style:list-level-label-alignment text:label-followed-by="listtab" fo:text-indent="-0.423cm" fo:margin-left="0.42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3LVL1" loext:num-list-format="%1%" text:bullet-char="">
        <style:list-level-properties text:list-level-position-and-space-mode="label-alignment">
          <style:list-level-label-alignment text:label-followed-by="listtab" fo:text-indent="-0.423cm" fo:margin-left="0.42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4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5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5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orey Jackson</text:p>
      <text:p text:style-name="P4"><text:span text:style-name="Police_20_par_20_défaut"><text:span text:style-name="T1">SUDBURY, ONTARIO <text:s/>• 705-626-1433 • </text:span></text:span><text:span text:style-name="Internet_20_link"><text:span text:style-name="T1">cjaxsn@gmail.com</text:span></text:span><text:span text:style-name="Police_20_par_20_défaut"><text:span text:style-name="T1"> • </text:span></text:span><text:a xlink:type="simple" xlink:href="https://coreyjackson.tech/" office:target-frame-name="_top" xlink:show="replace" text:style-name="Internet_20_link" text:visited-style-name="Visited_20_Internet_20_Link"><text:span text:style-name="Internet_20_link"><text:span text:style-name="T1">https://coreyjackson.</text:span></text:span></text:a><text:span text:style-name="Internet_20_link"><text:span text:style-name="T1">ca</text:span></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5">PROFILE</text:p>
          </table:table-cell>
          <table:covered-table-cell/>
        </table:table-row>
        <table:table-row table:style-name="Table1.1">
          <table:table-cell table:style-name="Table1.A1" table:number-columns-spanned="2" office:value-type="string">
            <text:list text:style-name="WWNum56">
              <text:list-item>
                <text:p text:style-name="P40">Baccalauréat en informatique et professionnel avec plus de 20 ans d'expérience pratique dans le domaine de l'analyse des systèmes d'entreprise, de la gestion de projet, de l'ingénierie logicielle, de l'assurance qualité, du support des applications et de la gestion d'équipe.</text:p>
              </text:list-item>
              <text:list-item>
                <text:p text:style-name="P40">Expertise en analyse d'affaires, gestion de projet, gestion des opérations et en intégration de différents corpus de connaissances pour fournir des solutions optimisées à des problèmes d'affaires complexes.</text:p>
              </text:list-item>
              <text:list-item>
                <text:p text:style-name="P40">Vaste expérience dans la direction d'équipes de support d'applications, en utilisant le cadre ITIL pour la gestion des incidents et des problèmes, en garantissant le respect des KPI et d'autres mesures conformément aux SLA définis, l'analyse et l'examen des tendances des KPI pour identifier les problèmes et les domaines d'amélioration.</text:p>
              </text:list-item>
              <text:list-item>
                <text:p text:style-name="P40">Expérience dans la cartographie des exigences aux fonctionnalités d'application existantes, la détermination de l'impact commercial, l'adéquation technique et la documentation du système proposé et les modifications de configuration, les spécifications commerciales et fonctionnelles détaillées.</text:p>
              </text:list-item>
              <text:list-item>
                <text:p text:style-name="P40">Adepte de la mise en œuvre/des améliorations/de la production de logiciels de bout en bout, de l'analyse des besoins à l'étude du système, en passant par l'élaboration de documents de spécifications fonctionnelles, le déploiement, les tests, le dépannage et l'assistance après la mise en œuvre.</text:p>
              </text:list-item>
              <text:list-item>
                <text:p text:style-name="P40">Expérience dans l'analyse GAP et la cartographie des processus, complétée par une connaissance des méthodologies en cascade, de développement agile et de gestion des exigences.</text:p>
              </text:list-item>
              <text:list-item>
                <text:p text:style-name="P40">Participé aux plans de priorisation des projets, apportant une contribution précieuse à l'impact, à la portée, aux livrables et aux calendriers de projet en évaluant les avantages par rapport aux coûts.</text:p>
              </text:list-item>
              <text:list-item>
                <text:p text:style-name="P40">Compétent dans la gestion des relations avec les clients, en anticipant et en répondant aux besoins sous-jacents, en ajoutant de manière proactive de la valeur aux produits, services et processus.</text:p>
              </text:list-item>
              <text:list-item>
                <text:p text:style-name="P40">Excellentes compétences en résolution de problèmes avec une solide formation technique et de bonnes compétences interpersonnelles, volonté d'améliorer les connaissances en apprenant les dernières technologies de pointe.</text:p>
              </text:list-item>
              <text:list-item>
                <text:p text:style-name="P40">Étique de travail exceptionnelle, capacité à travailler autonome et habileté à former la jeunesse.</text:p>
              </text:list-item>
            </text:list>
            <text:p text:style-name="P11">Compétences</text:p>
          </table:table-cell>
          <table:covered-table-cell/>
        </table:table-row>
        <table:table-row>
          <table:table-cell table:style-name="Table1.A1" office:value-type="string">
            <text:p text:style-name="P15"/>
          </table:table-cell>
          <table:table-cell table:style-name="Table1.A1" office:value-type="string">
            <text:list text:style-name="L1">
              <text:list-item>
                <text:p text:style-name="P30">Leadership, team building, decision making, mentoring, negotiation, and presentation skills</text:p>
              </text:list-item>
              <text:list-item>
                <text:p text:style-name="P30">Innovative, creative, responsible, cooperative, hard working, versatile, flexible, and adaptable</text:p>
              </text:list-item>
              <text:list-item>
                <text:p text:style-name="P30">Possess strong organizational, time management, conflict management, and analytical thinking skills</text:p>
              </text:list-item>
              <text:list-item>
                <text:p text:style-name="P31"><text:span text:style-name="Police_20_par_20_défaut"><text:span text:style-name="T2">Written and oral communication skills in English and French languages</text:span></text:span></text:p>
              </text:list-item>
            </text:list>
          </table:table-cell>
        </table:table-row>
        <table:table-row table:style-name="Table1.4">
          <table:table-cell table:style-name="Table1.A1" table:number-columns-spanned="2" office:value-type="string">
            <text:p text:style-name="P6">Connaissance en Informatique</text:p>
          </table:table-cell>
          <table:covered-table-cell/>
        </table:table-row>
        <table:table-row>
          <table:table-cell table:style-name="Table1.A1" office:value-type="string">
            <text:p text:style-name="P25"/>
          </table:table-cell>
          <table:table-cell table:style-name="Table1.A1" office:value-type="string">
            <text:p text:style-name="P3"><text:span text:style-name="Police_20_par_20_défaut"><text:span text:style-name="T4">Planification stratégique, </text:span></text:span><text:span text:style-name="Police_20_par_20_défaut"><text:span text:style-name="T3">Gestion des départements et des produits, maintenir un budget à jour, gestion des performances et des ressources.</text:span></text:span></text:p>
            <text:p text:style-name="P3"><text:span text:style-name="Police_20_par_20_défaut"><text:span text:style-name="T4">Gestion de projet</text:span></text:span><text:span text:style-name="Police_20_par_20_défaut"><text:span text:style-name="T3"> : Agile, Waterfall, Scrum, Ordonnancement, Priorisation, JIRA, Confluence, MS Project, Primavera</text:span></text:span></text:p>
            <text:p text:style-name="P3"><text:span text:style-name="Police_20_par_20_défaut"><text:span text:style-name="T4">Architecture</text:span></text:span><text:span text:style-name="Police_20_par_20_défaut"><text:span text:style-name="T3"> : TOGAF, SDLC, cartographie des processus, modélisation des données, architecture orientée services (SOA)</text:span></text:span></text:p>
            <text:p text:style-name="P3"><text:span text:style-name="Police_20_par_20_défaut"><text:span text:style-name="T4">Sécurité</text:span></text:span><text:span text:style-name="Police_20_par_20_défaut"><text:span text:style-name="T3"> : sécurité physique, serrures de porte, systèmes de surveillance, gestion des vulnérabilités, tests d'intrusion, piratage éthique, renforcement du système, sécurité de l'information, développement d'applications sécurisées, gestion des mots de passe, NIST 800-x, ISO 27001, PCI DSS, 2FA/MFA/U2F, OAuth, SSO, SAML, SSL/TLS, AES, PGP, CORS, CSRF, XSS, passerelles de sécurité de messagerie et Web, DLP, DMARC, Kali Linux, FileAudit Plus, Netwrix, Nmap, Nessus, Metasploit, Nikto</text:span></text:span></text:p>
            <text:p text:style-name="P3"><text:span text:style-name="Police_20_par_20_défaut"><text:span text:style-name="T6">Cloud et Serveur </text:span></text:span>: IaaS, PaaS, SaaS, AWS, Azure, GCP, Digital Ocean, OpenStack, Scale, VMWare, Hyper-</text:p>
            <text:p text:style-name="P3"><text:span text:style-name="Police_20_par_20_défaut"><text:span text:style-name="T6">DevOps</text:span></text:span> : Bamboo, BitBucket, Git, SourceTree, TortoiseGit, Bash/Shell, PowerShell, Bamboo, Kubernetes, CI/CD</text:p>
            <text:p text:style-name="P3"><text:span text:style-name="Police_20_par_20_défaut"><text:span text:style-name="T6">Languages/Technologies de développement</text:span></text:span> : .NET/Core, API, Python, JSON, ASP, JSP, PHP, Perl, CSS, HTML, XML, AJAX, Bootstrap, jQuery, React, AngularJS, node.js, Java, JavaScript, Groovy, C#, Git, SPA, PWA, Nunit, Log4Net</text:p>
            <text:p text:style-name="P3"><text:span text:style-name="Police_20_par_20_défaut"><text:span text:style-name="T4">Applications/technologies de données : </text:span></text:span><text:span text:style-name="Police_20_par_20_défaut"><text:span text:style-name="T3">NoSQL – CouchDB, PouchDB, IndexedDB, MongoDB</text:span></text:span></text:p>
            <text:p text:style-name="P3">SGBDR - MS SQL Server, MariaDB, MySQL, Oracle, SQLLite, ADO, DAO, ODBC, OLEDB, SQL</text:p>
            <text:p text:style-name="P24"><text:span text:style-name="Police_20_par_20_défaut"><text:span text:style-name="T6">Historisateurs de données/produits </text:span></text:span>: AspenTech Setcim, OSISoft PI, PI-ACE, PI-AF, PI Batch, PI Coresight, PI-PE, DataLink, PI Manual Logger, ProcessBook, PI WebParts, totalisateursCommercial Software: Salesforce, Jonas ERP, <text:soft-page-break/>SAP ERP, Oracle ERP, PeopleSoft, SimplyAccounting, QuickBooks</text:p>
            <text:p text:style-name="Achievement"><text:span text:style-name="Police_20_par_20_défaut"><text:span text:style-name="T4">Réseau :</text:span></text:span><text:span text:style-name="Police_20_par_20_défaut"><text:span text:style-name="T3"> WAN, LAN, VLAN, MESH, UTM, ASA, Pare-feu, Routeurs, Passerelles, Commutateurs, Concentrateurs, Ponts, Points d'accès, Serveurs d'impression, Proxies, VPN, DHCP, DNS, WINS, TCP/IP, IPSEC, IPS/ IDS, ACLs, QoS, SSH, STP, NTP, SNMP, RADIUS, SIP, VOIP, SIEM, communication satellite et cellulaire, câblage (CAT5/6), caméras IP, FreePBX, SolSwitch, optimisation du réseau sans fil, installation du réseau intérieur et extérieur</text:span></text:span></text:p>
            <text:p text:style-name="Achievement"><text:span text:style-name="Police_20_par_20_défaut"><text:span text:style-name="T4">Outils de mise en réseau</text:span></text:span><text:span text:style-name="Police_20_par_20_défaut"><text:span text:style-name="T3"> : inSSIDer, NetSpot, NetLimiter, PTRG, PuTTY, Nmap, Wireshark, tcpdump, iPerf</text:span></text:span></text:p>
            <text:p text:style-name="Achievement"><text:span text:style-name="Police_20_par_20_défaut"><text:span text:style-name="T4">Serveurs Web et administrateur système</text:span></text:span><text:span text:style-name="Police_20_par_20_défaut"><text:span text:style-name="T3"> : Apache, NGINX, IIS, Tomcat, M365, Exchange, Team Viewer, Anydesk, RDP, InTune</text:span></text:span></text:p>
            <text:p text:style-name="Achievement"><text:span text:style-name="Police_20_par_20_défaut"><text:span text:style-name="T4">Systèmes d'exploitation/serveurs</text:span></text:span><text:span text:style-name="Police_20_par_20_défaut"><text:span text:style-name="T3"> : Linux, Unix, Mac OS, iOS, Android, Windows 10/Server 2000-2016, VMS, DOS, Citrix</text:span></text:span></text:p>
            <text:p text:style-name="Achievement"><text:span text:style-name="Police_20_par_20_défaut"><text:span text:style-name="T6">Conception/Estimation</text:span></text:span>: UML, ERD, DFD, Visio, Draw.io, AutoCAD, Revit, SketchUp, Accubid, WinEst</text:p>
            <text:p text:style-name="P26"><text:span text:style-name="Police_20_par_20_défaut"><text:span text:style-name="T6">Rapport:</text:span></text:span> ActiveReports, Business Objects, Crystal Reports, Pentaho, Power BI, SSRS, SharePoint</text:p>
          </table:table-cell>
        </table:table-row>
        <table:table-row table:style-name="Table1.6">
          <table:table-cell table:style-name="Table1.A1" table:number-columns-spanned="2" office:value-type="string">
            <text:p text:style-name="P6">Expérience professionnelle</text:p>
          </table:table-cell>
          <table:covered-table-cell/>
        </table:table-row>
        <table:table-row>
          <table:table-cell table:style-name="Table1.A1" office:value-type="string">
            <text:p text:style-name="P25"/>
          </table:table-cell>
          <table:table-cell table:style-name="Table1.A1" office:value-type="string">
            <text:p text:style-name="P12">Contact North<text:tab/><text:tab/>Fév. 2022 – Mars. 2022<text:tab/></text:p>
            <text:p text:style-name="P27">Analyste de soutien technique</text:p>
            <text:list text:style-name="L2">
              <text:list-item>
                <text:p text:style-name="P43">Gérer et effectuer des déploiements informatiques et l’appui aux étudiants.</text:p>
              </text:list-item>
              <text:list-item>
                <text:p text:style-name="P41"><text:span text:style-name="Police_20_par_20_défaut"><text:span text:style-name="T7">Fournir un support technique adéquat</text:span></text:span></text:p>
              </text:list-item>
            </text:list>
            <text:p text:style-name="P9"/>
            <text:p text:style-name="P14">Science Nord <text:s text:c="97"/>Fév. 2022 - Oct. 2022</text:p>
            <text:p text:style-name="P14">Gestionnaire du Département d’Informatique</text:p>
            <text:list xml:id="list1500808421" text:style-name="L3">
              <text:list-item>
                <text:p text:style-name="P33">Élaboration et mise en œuvre de plans stratégiques informatiques à court et à long terme</text:p>
              </text:list-item>
              <text:list-item>
                <text:p text:style-name="P33">Responsable de la direction, de la planification, de l'organisation et de la gestion des opérations informatiques</text:p>
              </text:list-item>
            </text:list>
            <text:p text:style-name="P17"><text:s/>Responsable de la gestion du support utilisateur</text:p>
            <text:list xml:id="list140356518527557" text:continue-numbering="true" text:style-name="L3">
              <text:list-item>
                <text:p text:style-name="P33">Mise en place d'un système de gestion des services informatiques</text:p>
              </text:list-item>
            </text:list>
            <text:p text:style-name="P12"/>
            <text:p text:style-name="P12">CFMWS<text:tab/><text:tab/>Jul. 2021 - Nov. 2021<text:tab/></text:p>
            <text:p text:style-name="P18">Responsable informatique senior/Directeur de projet</text:p>
            <text:p text:style-name="P18">Travaillant au nom du chef d'état-major de la Défense et sous l'autorité du Ministre de la Défense, les SBMFC sont un partenaire de l'entreprise de défense, opérant dans le cadre de la propriété non publique, dépensant des fonds publics et non publics. Les SBMFC sont une agence distincte de l'équipe de la Défense. Les SBMFC offrent des programmes et des services pour répondre aux besoins changeants des Forces armées canadiennes (FAC) en améliorant leur bien-être mental, social, physique et financier.</text:p>
            <text:p text:style-name="P18"/>
            <text:list text:style-name="L4">
              <text:list-item>
                <text:p text:style-name="P39">Directeur de projet pour une solution de sauvegarde d'entreprise</text:p>
              </text:list-item>
              <text:list-item>
                <text:p text:style-name="P34">Directeur de projet pour la migration vers le cloud des services informatiques</text:p>
              </text:list-item>
            </text:list>
            <text:p text:style-name="P18"/>
            <text:p text:style-name="P7">Sofvie Inc.<text:tab/><text:tab/>Sep. 2019 - Jul. 2020<text:tab/></text:p>
            <text:p text:style-name="P8">Superviseur – Produits et Services</text:p>
            <text:p text:style-name="P19">Sofvie est une organisation de logiciels et de services axée sur la réduction des risques sur le lieu de travail et l'alignement de la culture du lieu de travail à l'aide d'un logiciel de gestion des risques et EHS pour générer une intelligence collaborative. Cela améliore la communication et redéfinit la gestion des dangers et des risques sur le lieu de travail en analysant intelligemment les données recueillies en première ligne. S'appuyant sur l'industrie 4.0, Sofvie crée un point de référence accessible qui facilite les processus de prise de décision critiques.</text:p>
            <text:p text:style-name="P19"/>
            <text:list text:style-name="L5">
              <text:list-item>
                <text:p text:style-name="P44">Gestion de subalternes directs dans divers rôles de développement de produits et de support à plusieurs niveaux</text:p>
              </text:list-item>
              <text:list-item>
                <text:p text:style-name="P44">Superviser les subordonnés directs dans le support et le service à plusieurs niveaux des clients et du personnel interne</text:p>
              </text:list-item>
              <text:list-item>
                <text:p text:style-name="P44"><text:soft-page-break/><text:s/>Encadrement de subalternes directs dans les langages et cadres de développement de logiciels complets, y compris AngularJS, HTML, CSS, JavaScript, jQuery, node.js, Python, Groovy, SQL</text:p>
              </text:list-item>
              <text:list-item>
                <text:p text:style-name="P44">Agir en tant qu'expert en la matière sur le développement de rapports en mettant en place un cadre pour la conversion en masse de rapports précédemment développés vers une solution open source (Pentaho)</text:p>
              </text:list-item>
              <text:list-item>
                <text:p text:style-name="P44">Agir en tant qu'expert en la matière sur la sécurité des applications (Secure API, XSS, SQL Injection, Access Control, Logging &amp; Monitoring)</text:p>
              </text:list-item>
              <text:list-item>
                <text:p text:style-name="P44">Gérer le développement d'une API de produit standardisée pour l'intégration avec d'autres systèmes logiciels tels que les ERP</text:p>
              </text:list-item>
              <text:list-item>
                <text:p text:style-name="P44">Gérer le plan de développement agile du projet, agir en tant que scrum master et effectuer la planification des sprints à l'aide de JIRA</text:p>
              </text:list-item>
              <text:list-item>
                <text:p text:style-name="P44"><text:s/>Contribuer à la définition et à la mise en œuvre des processus et procédures du centre de services tels que les accords de niveau de service, la gestion des escalades et le cadre du support produit 24h/24 et 7j/7</text:p>
              </text:list-item>
              <text:list-item>
                <text:p text:style-name="P44">Agir en tant que liaison entre les parties prenantes de l'entreprise, le support produit, le personnel de développement et d'autres équipes interfonctionnelles à la fois sur site et dans des sites distants pour identifier les lacunes système/fonctionnelles, en surveillant de manière proactive les environnements pour l'efficacité et les améliorations continues</text:p>
              </text:list-item>
              <text:list-item>
                <text:p text:style-name="P44"><text:s/>Implémentation de Git en tant que système de gestion de contrôle de code source et mise en œuvre d'une stratégie de référentiel standard pour le produit principal et les personnalisations</text:p>
              </text:list-item>
              <text:list-item>
                <text:p text:style-name="P44">Supervision des rapports directs en livraison continue et intégration continue (CI/CD) de produits (DevOps)</text:p>
              </text:list-item>
              <text:list-item>
                <text:p text:style-name="P44">Gérer les meilleures pratiques et normes dans le développement de produits d'un système sécurisé de gestion des risques</text:p>
              </text:list-item>
              <text:list-item>
                <text:p text:style-name="P44"><text:s/>Préconisé pour le stockage et l'accessibilité de toute la documentation sur les produits et l'entreprise, y compris les procès-verbaux de réunion</text:p>
              </text:list-item>
              <text:list-item>
                <text:p text:style-name="P44">Diriger l'assurance qualité des produits et la mise en œuvre d'un cadre de test automatisé</text:p>
              </text:list-item>
              <text:list-item>
                <text:p text:style-name="P44">Diriger le développement logiciel d'un produit cloud natif à partir d'une application héritée</text:p>
              </text:list-item>
              <text:list-item>
                <text:p text:style-name="P44">Participation à la stratégie d'hébergement de produits en modèle SaaS (cloud, on premise, hybride). Établi des stratégies d'hébergement avec les principaux fournisseurs de cloud, notamment AWS, Microsoft Azure, IBM et Digital Ocean pour la livraison de produits à l'échelle mondiale</text:p>
              </text:list-item>
              <text:list-item>
                <text:p text:style-name="P44">Assurer le leadership, la direction et l'encadrement pour développer les compétences et les capacités organisationnelles afin d'atteindre / dépasser les objectifs stratégiques et d'obtenir des résultats commerciaux</text:p>
              </text:list-item>
              <text:list-item>
                <text:p text:style-name="P44">Coordonner les escalades pour identifier et combler les lacunes en matière d'exigences commerciales et faire le lien avec le Product Owner, au besoin</text:p>
              </text:list-item>
              <text:list-item>
                <text:p text:style-name="P44"><text:s/>Documentation et examen des accords de niveau de service avec les parties prenantes, garantissant le respect des SLA définis par le biais de réunions opérationnelles quotidiennes</text:p>
              </text:list-item>
              <text:list-item>
                <text:p text:style-name="P44">Participer à la finalisation des plans de formation et de développement des employés et suivi continu des progrès</text:p>
              </text:list-item>
              <text:list-item>
                <text:p text:style-name="P44">Gérer les relations et coordonner le travail entre les différentes équipes à différents endroits, y compris les relations avec tous les fournisseurs et sous-traitants, surveiller les progrès des fournisseurs et des sous-traitants et le respect des contrats</text:p>
              </text:list-item>
              <text:list-item>
                <text:p text:style-name="P44">Implémentation d'un système de collaboration standard (Microsoft Teams)</text:p>
              </text:list-item>
              <text:list-item>
                <text:p text:style-name="P32"><text:span text:style-name="Police_20_par_20_défaut"><text:span text:style-name="T5">Communiquer avec le propriétaire du produit, les ressources du projet et les fournisseurs tiers de manière proactive et continue</text:span></text:span></text:p>
              </text:list-item>
            </text:list>
            <text:p text:style-name="P12"/>
            <text:p text:style-name="P7"/>
            <text:p text:style-name="P7">TESC Contracting Company Ltd. &amp; SWSE Athletic Teams <text:s text:c="6"/><text:tab/>Nov. 2015 – Jul. 2019</text:p>
            <text:p text:style-name="P13">Gestionnaire du department d’informatique </text:p>
            <text:list text:style-name="L6">
              <text:list-item>
                <text:p text:style-name="P45">Définir et mettre en œuvre des initiatives stratégiques informatiques basées sur le plan d'affaires stratégique annuel de l'entreprise</text:p>
              </text:list-item>
              <text:list-item>
                <text:p text:style-name="P45"><text:s/>Définition des objectifs de croissance de l'entreprise en partenariat avec le business</text:p>
              </text:list-item>
              <text:list-item>
                <text:p text:style-name="P45">Établi des relations de confiance avec les principales parties prenantes servant de conseiller en technologies pour améliorer l'efficacité</text:p>
              </text:list-item>
              <text:list-item>
                <text:p text:style-name="P45">Définition des feuilles de route technologiques et de la vision technologique globale</text:p>
              </text:list-item>
              <text:list-item>
                <text:p text:style-name="P45">Favoriser la collaboration entre plusieurs équipes, unités commerciales et phases, en alignant les systèmes informatiques avec les opérations commerciales</text:p>
              </text:list-item>
              <text:list-item>
                <text:p text:style-name="P45"><text:soft-page-break/>Gestion de projets, y compris l'évaluation des exigences, la fourniture de livrables fonctionnels, la planification des étapes, la clôture du projet et les leçons apprises</text:p>
              </text:list-item>
              <text:list-item>
                <text:p text:style-name="P45">Gestion d'un portefeuille informatique complet et de projets informatiques avec des subordonnés directs et des ressources tierces</text:p>
              </text:list-item>
              <text:list-item>
                <text:p text:style-name="P45">Gestion des employés (embauche, mentorat, formation)</text:p>
              </text:list-item>
              <text:list-item>
                <text:p text:style-name="P45">Gestion d'un service d'assistance informatique 24h/24 et 7j/7 utilisant le cadre ITIL pour la gestion des incidents et des problèmes</text:p>
              </text:list-item>
              <text:list-item>
                <text:p text:style-name="P45">Mise en place des accords de niveau de service (SLA) et gestion des escalades pour les services informatiques (support 24h/24 et 7j/7)</text:p>
              </text:list-item>
              <text:list-item>
                <text:p text:style-name="P45"><text:s/>Mise en place d'un tableau de bord interactif de reporting des métriques informatiques</text:p>
              </text:list-item>
              <text:list-item>
                <text:p text:style-name="P45"><text:s/>Mise en place de processus et procédures informatiques internes</text:p>
              </text:list-item>
              <text:list-item>
                <text:p text:style-name="P45">Mise en œuvre de solutions de réduction des coûts dans l'informatique et les domaines d'activité, les nouvelles technologies, les politiques, les procédures et les normes</text:p>
              </text:list-item>
              <text:list-item>
                <text:p text:style-name="P45">Implémentation d'une solution CRM personnalisée pour les entreprises utilisant Salesforce avec intégration à d'autres systèmes</text:p>
              </text:list-item>
              <text:list-item>
                <text:p text:style-name="P45">Aide à la mise en place d'un système de point de vente à l'aréna de Sudbury</text:p>
              </text:list-item>
              <text:list-item>
                <text:p text:style-name="P45">Infrastructure informatique gérée, y compris</text:p>
                <text:list>
                  <text:list-item>
                    <text:p text:style-name="P45">Serveurs – Linux et Windows Server, hébergement cloud et sur site</text:p>
                  </text:list-item>
                  <text:list-item>
                    <text:p text:style-name="P45">Stockage – Stockage SAN et cloud</text:p>
                  </text:list-item>
                  <text:list-item>
                    <text:p text:style-name="P45">Sauvegardes - Sauvegardes sur site et dans le cloud</text:p>
                  </text:list-item>
                  <text:list-item>
                    <text:p text:style-name="P45">Réseau – Pare-feu, UTM, commutateurs, routeurs, VPN site à site, etc.</text:p>
                  </text:list-item>
                  <text:list-item>
                    <text:p text:style-name="P45">Systèmes de sécurité - Systèmes d'alarme de bâtiment, systèmes de surveillance, entrée sans clé utilisant l'IoT</text:p>
                  </text:list-item>
                </text:list>
              </text:list-item>
              <text:list-item>
                <text:p text:style-name="P45"><text:s/>Gestion des licences de logiciels et des contrats pour tous les systèmes informatiques et liés à l'informatique, y compris : ERP, CRM, ventes, comptabilité, RH, sécurité et logiciels pour les secteurs d'activité tels que l'estimation, les échafaudages et les projets de construction</text:p>
              </text:list-item>
              <text:list-item>
                <text:p text:style-name="P45"><text:s/>Modernisation des applications existantes (Système de suivi du temps, rapports de projet, gestion des stocks, système d'information sur la sécurité et SIRH)</text:p>
              </text:list-item>
              <text:list-item>
                <text:p text:style-name="P45">Gestion de l'hébergement Web interne des sites Web de l'entreprise à l'aide d'Apache ainsi que de la gestion des enregistrements de domaine et DNS</text:p>
              </text:list-item>
              <text:list-item>
                <text:p text:style-name="P45">Mise en place d'un cadre de gestion des risques de sécurité comprenant la gestion, la sécurité opérationnelle et physique</text:p>
                <text:list>
                  <text:list-item>
                    <text:list>
                      <text:list-item>
                        <text:p text:style-name="P45">Sécurité de la salle des serveurs / de l'infrastructure</text:p>
                      </text:list-item>
                      <text:list-item>
                        <text:p text:style-name="P49">Audit</text:p>
                      </text:list-item>
                      <text:list-item>
                        <text:p text:style-name="P45">Gestion des appareils mobiles (MDM) et prévention des pertes de données (DLP) sur les appareils COPE et BYOD (InTune &amp; SimpleMDM)</text:p>
                      </text:list-item>
                      <text:list-item>
                        <text:p text:style-name="P45">Classification des informations, gestion des mots de passe</text:p>
                      </text:list-item>
                    </text:list>
                  </text:list-item>
                  <text:list-item>
                    <text:p text:style-name="P45">Passerelles de sécurité , courriel et Site Web</text:p>
                  </text:list-item>
                  <text:list-item>
                    <text:p text:style-name="P45">Systèmes de prévention et d'intrusion sur le réseau</text:p>
                  </text:list-item>
                  <text:list-item>
                    <text:p text:style-name="P45">Anti-virus, anti-malware et anti-ransomware d'entreprise</text:p>
                  </text:list-item>
                  <text:list-item>
                    <text:p text:style-name="P45">Formation de sensibilisation à la sécurité (sécurité des e-mails, hameçonnage, vishing, etc.)</text:p>
                  </text:list-item>
                  <text:list-item>
                    <text:p text:style-name="P45">Applications logicielles sécurisées et applications développées en interne</text:p>
                  </text:list-item>
                </text:list>
              </text:list-item>
              <text:list-item>
                <text:p text:style-name="P45">Assurer le leadership, la planification et l'estimation, le suivi des coûts, les présentations et la communication des projets informatiques clés suivants :</text:p>
                <text:list>
                  <text:list-item>
                    <text:list>
                      <text:list-item>
                        <text:p text:style-name="P45">Transformation numérique (flux de travail sans papier et numériques)</text:p>
                      </text:list-item>
                      <text:list-item>
                        <text:p text:style-name="P45">Réseau sans fil d'entreprise mondial (réseau sans fil d'entreprise unifié dans les succursales et les chantiers utilisant RADIUS)</text:p>
                      </text:list-item>
                      <text:list-item>
                        <text:p text:style-name="P45">Système standard de visioconférence et de collaboration (Microsoft Teams)</text:p>
                      </text:list-item>
                      <text:list-item>
                        <text:p text:style-name="P45">Systèmes de gestion des stocks (actifs informatiques et domaines d'activité spécifiques tels que l'atelier d'outillage et les échafaudages)</text:p>
                      </text:list-item>
                      <text:list-item>
                        <text:p text:style-name="P45">Rapports de projet Web standard utilisant HTML, CSS, JavaScript et jQuery hébergés dans AWS</text:p>
                      </text:list-item>
                      <text:list-item>
                        <text:p text:style-name="P45">Système d'information sur la gestion de la sécurité (eCompliance)</text:p>
                      </text:list-item>
                      <text:list-item>
                        <text:p text:style-name="P45">Intranet de l'entreprise (cloud basé sur Azure, authentification unique via Azure AD)</text:p>
                      </text:list-item>
                      <text:list-item>
                        <text:p text:style-name="P45">Système VoIP mondial (migré des lignes analogiques/POTS vers le système VoIP à l'aide de <text:soft-page-break/>téléphones FreePBX et SIP)</text:p>
                      </text:list-item>
                    </text:list>
                  </text:list-item>
                </text:list>
              </text:list-item>
            </text:list>
            <text:p text:style-name="P7"/>
            <text:p text:style-name="P7">Vale Canada Limited<text:tab/> <text:s/>Jan. 2009 – Oct. 2015</text:p>
            <text:p text:style-name="P13">IT <text:s/>Expert de Projet / IT Gestionnaire de Projet</text:p>
            <text:p text:style-name="P20"/>
            <text:list text:style-name="L7">
              <text:list-item>
                <text:p text:style-name="P46">Gestion d'une équipe de développeurs assurant la supervision et le mentorat, la planification des ressources et les évaluations de performance</text:p>
              </text:list-item>
              <text:list-item>
                <text:p text:style-name="P46"><text:s/>Joué dans le rôle de chef de projet gérant tous les aspects des projets informatiques, y compris la budgétisation, l'initiation, la planification, l'exécution, le suivi et la clôture du projet</text:p>
              </text:list-item>
              <text:list-item>
                <text:p text:style-name="P46">Réalisé dans l'estimation de projet en tant qu'expert en la matière</text:p>
              </text:list-item>
              <text:list-item>
                <text:p text:style-name="P46"><text:s/>Élaboration et gestion de plans de projet à l'aide de divers outils, notamment MS Project et HPPM</text:p>
              </text:list-item>
              <text:list-item>
                <text:p text:style-name="P46">Mettre en œuvre les meilleures pratiques, les normes et les feuilles de route des produits en tant qu'expert en la matière pour les domaines d'expertise</text:p>
              </text:list-item>
              <text:list-item>
                <text:p text:style-name="P46">Architecture d'application fournie ou approuvée pour plusieurs applications logicielles, notamment :</text:p>
              </text:list-item>
              <text:list-item>
                <text:p text:style-name="P46"><text:s/>Système informatisé de suivi des moules (basé sur le Web, application .NET)</text:p>
              </text:list-item>
              <text:list-item>
                <text:p text:style-name="P46">Application de gestion des informations de processus (système de rapport d'informations de production basé sur le Web à l'échelle de la division, composé de KPI et d'informations en temps réel. Utilisation de SharePoint et des technologies Web)</text:p>
              </text:list-item>
              <text:list-item>
                <text:p text:style-name="P46">Systèmes informatisés pour le programme de réduction des émissions atmosphériques (AER) (applications Web utilisant HTML, CSS, JavaScript, .NET, SQL)</text:p>
              </text:list-item>
              <text:list-item>
                <text:p text:style-name="P46">Système de surveillance de l'allée du convertisseur de fusion (application de bureau Windows écrite en .NET pour surveiller le processus de fusion du nickel et utilisée par les opérateurs pour aider à la prise de décision)</text:p>
              </text:list-item>
              <text:list-item>
                <text:p text:style-name="P46">Gestion de la mise en œuvre de nombreux projets informatiques tels que :</text:p>
              </text:list-item>
              <text:list-item>
                <text:p text:style-name="P46">Système de collecte de données redondant (collecte de données en temps réel du réseau de contrôle de processus de la fonderie au réseau d'entreprise à l'aide des technologies OPC et OSISoft PI)</text:p>
              </text:list-item>
              <text:list-item>
                <text:p text:style-name="P46">Migration des données de l'historique des données héritées (migration de l'historique des données Setcim vers l'historien OSISoft PI)</text:p>
              </text:list-item>
              <text:list-item>
                <text:p text:style-name="P46">Product lead sur SAP Manufacturing Integration and Intelligence (MII)</text:p>
              </text:list-item>
              <text:list-item>
                <text:p text:style-name="P46">Assisté à des conférences, à des formations formelles et au réseautage avec des collègues du monde entier</text:p>
              </text:list-item>
              <text:list-item>
                <text:p text:style-name="P46"><text:s/>Mise en œuvre le produit en tant qu'outil de reporting standard de l'entreprise utilisé par diverses applications</text:p>
              </text:list-item>
              <text:list-item>
                <text:p text:style-name="P46">créé des feuilles de route de produits et des normes pour la technologie</text:p>
              </text:list-item>
              <text:list-item>
                <text:p text:style-name="P46">Participé aux négociations du contrat de maintenance et des licences logicielles</text:p>
              </text:list-item>
            </text:list>
            <text:list text:style-name="L8">
              <text:list-item>
                <text:p text:style-name="P47">Agir en tant que troisième niveau de support pour les escalades ou l'ingénierie de solutions pour les produits dans les domaines d'expertise (support 24x7x365)</text:p>
              </text:list-item>
              <text:list-item>
                <text:p text:style-name="P35">Communiquer avec les parties prenantes du projet, les chefs d'entreprise, les ressources du projet de manière proactive et continue</text:p>
              </text:list-item>
            </text:list>
            <text:p text:style-name="P21"/>
            <text:p text:style-name="P22">Vale Canada Limitée Mai 2005 – Déc. 2008</text:p>
            <text:p text:style-name="P22">Analyste des systèmes de processus</text:p>
            <text:list text:style-name="L9">
              <text:list-item>
                <text:p text:style-name="P36">Concevoir, développer, tester, fournir et soutenir des systèmes d'information et de contrôle de processus</text:p>
              </text:list-item>
              <text:list-item>
                <text:p text:style-name="P36">Implémentation de nouvelles technologies dans les applications métiers, analyse/traduction des besoins métiers</text:p>
              </text:list-item>
              <text:list-item>
                <text:p text:style-name="P36">Diriger les sous-traitants et les projets informatiques, servir de mentor aux collègues et aux ressources du projet</text:p>
              </text:list-item>
              <text:list-item>
                <text:p text:style-name="P36">Communiquer avec les parties prenantes du projet, les responsables des unités commerciales et les ressources du projet de manière proactive et continue</text:p>
              </text:list-item>
            </text:list>
            <text:p text:style-name="P22"/>
            <text:p text:style-name="P22">Four Leaf Solutions Inc. Septembre 2002 – Avril 2005</text:p>
            <text:p text:style-name="P22">Programmeur/Analyste</text:p>
            <text:list text:style-name="L10">
              <text:list-item>
                <text:p text:style-name="P37">Superviser et diriger des projets et des initiatives de programmation</text:p>
              </text:list-item>
              <text:list-item>
                <text:p text:style-name="P37">Architecture et développement d'applications web et logicielles personnalisées (applications client/serveur, bases de données) à l'aide de technologies telles que : HTML, CSS, JavaScript, C#, .NET, MVC, Perl, PHP, AJAX, Java, <text:soft-page-break/>SQL Server, Oracle DB, MySQL, PostgreSQL, SharePoint</text:p>
              </text:list-item>
              <text:list-item>
                <text:p text:style-name="P37">Analyse des besoins métiers, cartographie des processus et modélisation des données</text:p>
              </text:list-item>
              <text:list-item>
                <text:p text:style-name="P37">Concevoir et développer des solutions pour répondre aux spécifications de conception et aux exigences des clients</text:p>
              </text:list-item>
              <text:list-item>
                <text:p text:style-name="P37">Assurer la maintenance des applications logicielles et le support de troisième niveau aux clients</text:p>
              </text:list-item>
              <text:list-item>
                <text:p text:style-name="P37"><text:s/>Optimisation du code pour l'efficacité et les performances du logiciel</text:p>
              </text:list-item>
              <text:list-item>
                <text:p text:style-name="P37">Normes de développement gérées</text:p>
              </text:list-item>
              <text:list-item>
                <text:p text:style-name="P37">Collaboration avec les équipes de test pour relayer les fonctionnalités et résoudre les problèmes de test, les outils et les défauts de test</text:p>
              </text:list-item>
              <text:list-item>
                <text:p text:style-name="P37">Communiquer le projet/travail de manière proactive et continue</text:p>
              </text:list-item>
              <text:list-item>
                <text:p text:style-name="P37">Technicien de support à distance et sur site (tous les aspects des réseaux, du matériel et des logiciels)</text:p>
              </text:list-item>
              <text:list-item>
                <text:p text:style-name="P42">Excellentes compétences en communication écrite et orale, y compris des compétences en rédaction technique</text:p>
              </text:list-item>
            </text:list>
            <text:p text:style-name="P10"/>
            <text:p text:style-name="P14">Installation du réseau Expertech Mai 2000 – Juil. 2002</text:p>
            <text:p text:style-name="P14">Analyste assistance technique SI/TI</text:p>
            <text:list text:style-name="L11">
              <text:list-item>
                <text:p text:style-name="P38">Développement logiciel (scripting, Perl, Delphi, JSP, PHP, Java, C/C++)</text:p>
              </text:list-item>
              <text:list-item>
                <text:p text:style-name="P38">Administration du réseau</text:p>
              </text:list-item>
              <text:list-item>
                <text:p text:style-name="P38">Technicien de support à distance et sur site (tous les aspects des réseaux, du matériel et des logiciels)</text:p>
              </text:list-item>
              <text:list-item>
                <text:p text:style-name="P38">Superviser et diriger des projets et des initiatives de programmation</text:p>
              </text:list-item>
              <text:list-item>
                <text:p text:style-name="P38">Architecture et développement d'applications web et logicielles personnalisées (applications client-serveur, bases de données) à l'aide de technologies telles que : HTML, CSS, JavaScript, C#, .NET, MVC, Perl, PHP, AJAX, Java , SQL Server, Oracle DB, MySQL, PostgreSQL, SharePoint</text:p>
              </text:list-item>
              <text:list-item>
                <text:p text:style-name="P38">Analyse des besoins métiers, cartographie des processus et modélisation des données</text:p>
              </text:list-item>
              <text:list-item>
                <text:p text:style-name="P38">Concevoir et développer des solutions pour répondre aux spécifications de conception et aux exigences des clients</text:p>
              </text:list-item>
              <text:list-item>
                <text:p text:style-name="P38">Assurer la maintenance des applications logicielles et le support de troisième niveau aux clients</text:p>
              </text:list-item>
              <text:list-item>
                <text:p text:style-name="P38">Optimisation du code pour l'efficacité et les performances du logiciel</text:p>
              </text:list-item>
              <text:list-item>
                <text:p text:style-name="P38">Normes de développement gérées</text:p>
              </text:list-item>
              <text:list-item>
                <text:p text:style-name="P38">Collaboration avec les équipes de test pour relayer les fonctionnalités et résoudre les problèmes de test, les outils et les défauts de test</text:p>
              </text:list-item>
              <text:list-item>
                <text:p text:style-name="P38"><text:s/>Communiquer le projet/travailler de manière proactive et continue</text:p>
              </text:list-item>
              <text:list-item>
                <text:p text:style-name="P38">Technicien de support à distance et sur site (tous les aspects des réseaux, du matériel et des logiciels)</text:p>
              </text:list-item>
            </text:list>
            <text:p text:style-name="P28"/>
          </table:table-cell>
        </table:table-row>
        <table:table-row table:style-name="Table1.8">
          <table:table-cell table:style-name="Table1.A1" table:number-columns-spanned="2" office:value-type="string">
            <text:p text:style-name="P6">Éducation</text:p>
          </table:table-cell>
          <table:covered-table-cell/>
        </table:table-row>
        <table:table-row>
          <table:table-cell table:style-name="Table1.A1" office:value-type="string">
            <text:p text:style-name="P25"/>
          </table:table-cell>
          <table:table-cell table:style-name="Table1.A1" office:value-type="string">
            <text:p text:style-name="P23">Georgian College (diplôme, programmeur informatique/analyste coopératif de 3 ans avec distinction) 1999-2002</text:p>
            <text:p text:style-name="P16">École secondaire Lo-Ellen Park (diplôme d'études secondaires de l'Ontario avec distinction) 1994-1999</text:p>
          </table:table-cell>
        </table:table-row>
        <table:table-row table:style-name="Table1.10">
          <table:table-cell table:style-name="Table1.A1" table:number-columns-spanned="2" office:value-type="string">
            <text:p text:style-name="P6">LICENCES &amp; Certifications</text:p>
          </table:table-cell>
          <table:covered-table-cell/>
        </table:table-row>
      </table:table>
      <text:list text:style-name="L12">
        <text:list-item>
          <text:p text:style-name="P48">Premiers soins et RCR niveau C 02/2023</text:p>
        </text:list-item>
        <text:list-item>
          <text:p text:style-name="P48">Fondamentaux d'Azure (AZ-900) 07/2021</text:p>
        </text:list-item>
        <text:list-item>
          <text:p text:style-name="P48">Réseau CompTIA+, CompTIA 02/2021</text:p>
        </text:list-item>
        <text:list-item>
          <text:p text:style-name="P48">Projet CompTIA+, CompTIA 09/2020</text:p>
        </text:list-item>
        <text:list-item>
          <text:p text:style-name="P48">CompTIA PenTest+, CompTIA 09/2020</text:p>
        </text:list-item>
        <text:list-item>
          <text:p text:style-name="P48">CompTIA Sécurité+, CompTIA 08/2020</text:p>
        </text:list-item>
        <text:list-item>
          <text:p text:style-name="P50"><text:span text:style-name="Police_20_par_20_défaut"><text:span text:style-name="T3">Développement du leadership efficace, LMI Canada 03/2016</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urier New" svg:font-family="'Courier New'" style:font-family-generic="modern" style:font-pitch="fixed"/>
    <style:font-face style:name="Garamond" svg:font-family="Garamond" style:font-family-generic="roman" style:font-pitch="variable"/>
    <style:font-face style:name="Liberation Sans" svg:font-family="'Liberation Sans'" style:font-family-generic="swiss" style:font-pitch="variable"/>
    <style:font-face style:name="OpenSymbol" svg:font-family="OpenSymbol" style:font-family-generic="system" style:font-charset="x-symbol"/>
    <style:font-face style:name="PingFang SC" svg:font-family="'PingFang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en" fo:country="CA"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635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CA"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properties style:font-name="Garamond" fo:font-family="Garamond" style:font-family-generic="roman" style:font-pitch="variable" fo:font-size="11pt" style:font-name-asian="Garamond" style:font-family-asian="Garamond" style:font-family-generic-asian="roman" style:font-pitch-asian="variable" style:font-size-asian="11pt" style:font-name-complex="Garamond" style:font-family-complex="Garamond" style:font-family-generic-complex="roman" style:font-pitch-complex="variable" fo:hyphenate="false" loext:hyphenation-no-caps="false" loext:hyphenation-no-last-word="false" loext:hyphenation-word-char-count="no-limit" loext:hyphenation-zone="no-limit"/>
    </style:style>
    <style:style style:name="Titre_20_1" style:display-name="Titre 1" style:family="paragraph" style:parent-style-name="Heading_20_Base" style:next-style-name="Text_20_body" style:default-outline-level="1">
      <style:paragraph-properties fo:margin-left="-3.81cm" fo:margin-right="0cm" fo:text-align="start" style:justify-single-word="false" fo:hyphenation-ladder-count="no-limit" fo:text-indent="0cm" style:auto-text-indent="false">
        <style:tab-stops/>
      </style:paragraph-properties>
      <style:text-properties fo:font-size="11.5pt" fo:letter-spacing="0.035cm" style:letter-kerning="true" style:font-size-asian="11.5pt" fo:hyphenate="false" loext:hyphenation-no-caps="false" loext:hyphenation-no-last-word="false" loext:hyphenation-word-char-count="no-limit" loext:hyphenation-zone="no-limit"/>
    </style:style>
    <style:style style:name="Titre_20_2" style:display-name="Titre 2" style:family="paragraph" style:parent-style-name="Heading_20_Base" style:next-style-name="Text_20_body" style:default-outline-level="2">
      <style:paragraph-properties fo:text-align="start" style:justify-single-word="false" fo:hyphenation-ladder-count="no-limit"/>
      <style:text-properties fo:font-size="10pt" fo:letter-spacing="0.009cm" style:font-size-asian="10pt" fo:hyphenate="false" loext:hyphenation-no-caps="false" loext:hyphenation-no-last-word="false" loext:hyphenation-word-char-count="no-limit" loext:hyphenation-zone="no-limit"/>
    </style:style>
    <style:style style:name="Titre_20_3" style:display-name="Titre 3" style:family="paragraph" style:parent-style-name="Heading_20_Base" style:next-style-name="Text_20_body" style:default-outline-level="3">
      <style:paragraph-properties fo:margin-top="0cm" fo:margin-bottom="0.388cm" style:contextual-spacing="false" fo:text-align="start" style:justify-single-word="false" fo:hyphenation-ladder-count="no-limit"/>
      <style:text-properties fo:font-size="10pt" fo:letter-spacing="-0.004cm" fo:font-style="italic" style:font-size-asian="10pt" style:font-style-asian="italic" fo:hyphenate="false" loext:hyphenation-no-caps="false" loext:hyphenation-no-last-word="false" loext:hyphenation-word-char-count="no-limit" loext:hyphenation-zone="no-limit"/>
    </style:style>
    <style:style style:name="Titre_20_4" style:display-name="Titre 4" style:family="paragraph" style:parent-style-name="Heading_20_Base" style:next-style-name="Text_20_body" style:default-outline-level="4">
      <style:paragraph-properties fo:margin-top="0cm" fo:margin-bottom="0cm" style:contextual-spacing="false" fo:text-align="start" style:justify-single-word="false" fo:hyphenation-ladder-count="no-limit"/>
      <style:text-properties fo:font-variant="normal" fo:text-transform="none" fo:font-size="12pt" fo:letter-spacing="0.009cm" fo:font-style="italic" style:font-size-asian="12pt" style:font-style-asian="italic" fo:hyphenate="false" loext:hyphenation-no-caps="false" loext:hyphenation-no-last-word="false" loext:hyphenation-word-char-count="no-limit" loext:hyphenation-zone="no-limit"/>
    </style:style>
    <style:style style:name="Titre_20_5" style:display-name="Titre 5" style:family="paragraph" style:parent-style-name="Heading_20_Base" style:next-style-name="Text_20_body" style:default-outline-level="5">
      <style:paragraph-properties fo:margin-top="0cm" fo:margin-bottom="0.388cm" style:contextual-spacing="false" fo:text-align="start" style:justify-single-word="false" fo:hyphenation-ladder-count="no-limit"/>
      <style:text-properties fo:font-size="9pt" fo:letter-spacing="0.035cm" fo:font-weight="bold" style:font-size-asian="9pt" style:font-weight-asian="bold" fo:hyphenate="false" loext:hyphenation-no-caps="false" loext:hyphenation-no-last-word="false" loext:hyphenation-word-char-count="no-limit" loext:hyphenation-zone="no-limit"/>
    </style:style>
    <style:style style:name="Titre_20_6" style:display-name="Titre 6" style:family="paragraph" style:parent-style-name="Standard" style:next-style-name="Standard" style:default-outline-level="6">
      <style:paragraph-properties fo:margin-top="0.423cm" fo:margin-bottom="0cm" style:contextual-spacing="false" style:line-height-at-least="0.423cm" fo:hyphenation-ladder-count="no-limit"/>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388cm" style:contextual-spacing="false" style:line-height-at-least="0.423cm"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font-size="12pt" style:font-size-asian="12pt" style:font-name-complex="Arial Unicode MS" style:font-family-complex="'Arial Unicode MS'" style:font-family-generic-complex="system" style:font-pitch-complex="variable"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Unicode MS" style:font-family-complex="'Arial Unicode MS'" style:font-family-generic-complex="system" style:font-pitch-complex="variable" fo:hyphenate="false" loext:hyphenation-no-caps="false" loext:hyphenation-no-last-word="false" loext:hyphenation-word-char-count="no-limit" loext:hyphenation-zone="no-limit"/>
    </style:style>
    <style:style style:name="Heading_20_Base" style:display-name="Heading Base" style:family="paragraph" style:parent-style-name="Text_20_body" style:next-style-name="Text_20_body">
      <style:paragraph-properties fo:margin-top="0.423cm" fo:margin-bottom="0.423cm" style:contextual-spacing="false" fo:keep-together="always" fo:hyphenation-ladder-count="no-limit" fo:keep-with-next="always"/>
      <style:text-properties fo:text-transform="uppercase" fo:hyphenate="false" loext:hyphenation-no-caps="false" loext:hyphenation-no-last-word="false" loext:hyphenation-word-char-count="no-limit" loext:hyphenation-zone="no-limit"/>
    </style:style>
    <style:style style:name="Header_20_Base" style:display-name="Header Base" style:family="paragraph" style:parent-style-name="Standard">
      <style:paragraph-properties fo:margin-left="-3.81cm" fo:margin-right="0cm" fo:margin-top="0.388cm" fo:margin-bottom="0.388cm" style:contextual-spacing="false" style:line-height-at-least="0.388cm" fo:hyphenation-ladder-count="no-limit" fo:text-indent="0cm" style:auto-text-indent="false">
        <style:tab-stops/>
      </style:paragraph-properties>
      <style:text-properties fo:text-transform="uppercase" fo:hyphenate="false" loext:hyphenation-no-caps="false" loext:hyphenation-no-last-word="false" loext:hyphenation-word-char-count="no-limit" loext:hyphenation-zone="no-limit"/>
    </style:style>
    <style:style style:name="Document_20_Label" style:display-name="Document Label" style:family="paragraph" style:parent-style-name="Standard" style:next-style-name="Section_20_Title">
      <style:paragraph-properties fo:margin-top="0cm" fo:margin-bottom="0.388cm" style:contextual-spacing="false" fo:hyphenation-ladder-count="no-limit"/>
      <style:text-properties fo:font-size="24pt" fo:letter-spacing="-0.035cm" style:font-size-asian="24pt" fo:hyphenate="false" loext:hyphenation-no-caps="false" loext:hyphenation-no-last-word="false" loext:hyphenation-word-char-count="no-limit" loext:hyphenation-zone="no-limit"/>
    </style:style>
    <style:style style:name="Section_20_Title" style:display-name="Section Title" style:family="paragraph" style:parent-style-name="Standard" style:next-style-name="Objective">
      <style:paragraph-properties fo:margin-top="0.388cm" fo:margin-bottom="0cm" style:contextual-spacing="false" style:line-height-at-least="0.388cm" fo:text-align="start" style:justify-single-word="false" fo:hyphenation-ladder-count="no-limit" fo:padding-left="0cm" fo:padding-right="0cm" fo:padding-top="0cm" fo:padding-bottom="0.035cm" fo:border-left="none" fo:border-right="none" fo:border-top="none" fo:border-bottom="0.74pt solid #808080" style:shadow="none"/>
      <style:text-properties fo:text-transform="uppercase" fo:font-size="10pt" fo:letter-spacing="0.026cm" style:font-size-asian="10pt" fo:hyphenate="false" loext:hyphenation-no-caps="false" loext:hyphenation-no-last-word="false" loext:hyphenation-word-char-count="no-limit" loext:hyphenation-zone="no-limit"/>
    </style:style>
    <style:style style:name="Objective" style:family="paragraph" style:parent-style-name="Standard" style:next-style-name="Text_20_body">
      <style:paragraph-properties fo:margin-top="0.106cm" fo:margin-bottom="0.388cm" style:contextual-spacing="false" style:line-height-at-least="0.388cm" fo:hyphenation-ladder-count="no-limit"/>
      <style:text-properties fo:hyphenate="false" loext:hyphenation-no-caps="false" loext:hyphenation-no-last-word="false" loext:hyphenation-word-char-count="no-limit" loext:hyphenation-zone="no-limit"/>
    </style:style>
    <style:style style:name="Company_20_Name" style:display-name="Company Name" style:family="paragraph" style:parent-style-name="Standard" style:next-style-name="Job_20_Title">
      <style:paragraph-properties fo:margin-top="0.388cm" fo:margin-bottom="0cm" style:contextual-spacing="false" style:line-height-at-least="0.388cm" fo:text-align="start" style:justify-single-word="false" fo:hyphenation-ladder-count="no-limit">
        <style:tab-stops>
          <style:tab-stop style:position="2.54cm"/>
          <style:tab-stop style:position="11.43cm" style:type="right"/>
        </style:tab-stops>
      </style:paragraph-properties>
      <style:text-properties fo:hyphenate="false" loext:hyphenation-no-caps="false" loext:hyphenation-no-last-word="false" loext:hyphenation-word-char-count="no-limit" loext:hyphenation-zone="no-limit"/>
    </style:style>
    <style:style style:name="Job_20_Title" style:display-name="Job Title" style:family="paragraph" style:next-style-name="Achievement">
      <style:paragraph-properties fo:margin-top="0.071cm" fo:margin-bottom="0.071cm" style:contextual-spacing="false" style:line-height-at-least="0.388cm" fo:orphans="2" fo:widows="2" fo:hyphenation-ladder-count="no-limit"/>
      <style:text-properties style:font-name="Garamond" fo:font-family="Garamond" style:font-family-generic="roman" style:font-pitch="variable" fo:font-size="11.5pt" fo:letter-spacing="0.009cm" fo:language="en" fo:country="US" fo:font-style="italic" style:font-name-asian="Garamond" style:font-family-asian="Garamond" style:font-family-generic-asian="roman" style:font-pitch-asian="variable" style:font-size-asian="11.5pt" style:font-style-asian="italic" style:font-name-complex="Garamond" style:font-family-complex="Garamond" style:font-family-generic-complex="roman" style:font-pitch-complex="variable" fo:hyphenate="false" loext:hyphenation-no-caps="false" loext:hyphenation-no-last-word="false" loext:hyphenation-word-char-count="no-limit" loext:hyphenation-zone="no-limit"/>
    </style:style>
    <style:style style:name="Achievement" style:family="paragraph" style:parent-style-name="Text_20_body">
      <style:paragraph-properties fo:margin-left="0.423cm" fo:margin-right="0cm" fo:margin-top="0cm" fo:margin-bottom="0.106cm" style:contextual-spacing="false" fo:hyphenation-ladder-count="no-limit" fo:text-indent="-0.423cm" style:auto-text-indent="false">
        <style:tab-stops/>
      </style:paragraph-properties>
      <style:text-properties fo:hyphenate="false" loext:hyphenation-no-caps="false" loext:hyphenation-no-last-word="false" loext:hyphenation-word-char-count="no-limit" loext:hyphenation-zone="no-limit"/>
    </style:style>
    <style:style style:name="Name" style:family="paragraph" style:parent-style-name="Standard" style:next-style-name="Standard">
      <style:paragraph-properties fo:margin-top="0cm" fo:margin-bottom="0.776cm" style:contextual-spacing="false" style:line-height-at-least="0.423cm" fo:text-align="center" style:justify-single-word="false" fo:hyphenation-ladder-count="no-limit"/>
      <style:text-properties fo:text-transform="uppercase" fo:font-size="22pt" fo:letter-spacing="0.141cm" style:font-size-asian="22pt" fo:hyphenate="false" loext:hyphenation-no-caps="false" loext:hyphenation-no-last-word="false" loext:hyphenation-word-char-count="no-limit" loext:hyphenation-zone="no-limit"/>
    </style:style>
    <style:style style:name="Date" style:family="paragraph" style:parent-style-name="Text_20_body">
      <style:paragraph-properties fo:hyphenation-ladder-count="no-limit" fo:keep-with-next="always"/>
      <style:text-properties fo:hyphenate="false" loext:hyphenation-no-caps="false" loext:hyphenation-no-last-word="false" loext:hyphenation-word-char-count="no-limit" loext:hyphenation-zone="no-limit"/>
    </style:style>
    <style:style style:name="City_2f_State" style:display-name="City/State" style:family="paragraph" style:parent-style-name="Text_20_body" style:next-style-name="Text_20_body">
      <style:paragraph-properties fo:hyphenation-ladder-count="no-limit" fo:keep-with-next="always"/>
      <style:text-properties fo:hyphenate="false" loext:hyphenation-no-caps="false" loext:hyphenation-no-last-word="false" loext:hyphenation-word-char-count="no-limit" loext:hyphenation-zone="no-limit"/>
    </style:style>
    <style:style style:name="Institution" style:family="paragraph" style:parent-style-name="Standard" style:next-style-name="Achievement">
      <style:paragraph-properties fo:margin-top="0.106cm" fo:margin-bottom="0cm" style:contextual-spacing="false" style:line-height-at-least="0.388cm" fo:text-align="start" style:justify-single-word="false" fo:hyphenation-ladder-count="no-limit">
        <style:tab-stops>
          <style:tab-stop style:position="2.54cm"/>
          <style:tab-stop style:position="11.43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tête" style:family="paragraph" style:parent-style-name="Header_20_Base">
      <style:paragraph-properties fo:hyphenation-ladder-count="no-limit"/>
      <style:text-properties fo:hyphenate="false" loext:hyphenation-no-caps="false" loext:hyphenation-no-last-word="false" loext:hyphenation-word-char-count="no-limit" loext:hyphenation-zone="no-limit"/>
    </style:style>
    <style:style style:name="Pied_20_de_20_page" style:display-name="Pied de page" style:family="paragraph" style:parent-style-name="Header_20_Base">
      <style:paragraph-properties fo:margin-left="0cm" fo:margin-right="-1.482cm" style:line-height-at-least="0.423cm" fo:text-align="start" style:justify-single-word="false" fo:hyphenation-ladder-count="no-limit" fo:text-indent="0cm" style:auto-text-indent="false">
        <style:tab-stops>
          <style:tab-stop style:position="12.912cm" style:type="right"/>
        </style:tab-stops>
      </style:paragraph-properties>
      <style:text-properties fo:hyphenate="false" loext:hyphenation-no-caps="false" loext:hyphenation-no-last-word="false" loext:hyphenation-word-char-count="no-limit" loext:hyphenation-zone="no-limit"/>
    </style:style>
    <style:style style:name="Address_20_1" style:display-name="Address 1" style:family="paragraph" style:parent-style-name="Standard">
      <style:paragraph-properties style:line-height-at-least="0.282cm" fo:text-align="center" style:justify-single-word="false" fo:hyphenation-ladder-count="no-limit"/>
      <style:text-properties fo:text-transform="uppercase" fo:font-size="7.5pt" fo:letter-spacing="0.053cm" style:font-size-asian="7.5pt" fo:hyphenate="false" loext:hyphenation-no-caps="false" loext:hyphenation-no-last-word="false" loext:hyphenation-word-char-count="no-limit" loext:hyphenation-zone="no-limit"/>
    </style:style>
    <style:style style:name="Section_20_Subtitle" style:display-name="Section Subtitle" style:family="paragraph" style:parent-style-name="Section_20_Title" style:next-style-name="Standard">
      <style:paragraph-properties fo:hyphenation-ladder-count="no-limit"/>
      <style:text-properties fo:font-variant="normal" fo:text-transform="none" fo:font-size="12pt" fo:letter-spacing="0.018cm" fo:font-style="italic" style:font-size-asian="12pt" style:font-style-asian="italic" fo:hyphenate="false" loext:hyphenation-no-caps="false" loext:hyphenation-no-last-word="false" loext:hyphenation-word-char-count="no-limit" loext:hyphenation-zone="no-limit"/>
    </style:style>
    <style:style style:name="Address_20_2" style:display-name="Address 2" style:family="paragraph" style:parent-style-name="Standard">
      <style:paragraph-properties style:line-height-at-least="0.282cm" fo:text-align="center" style:justify-single-word="false" fo:hyphenation-ladder-count="no-limit"/>
      <style:text-properties fo:text-transform="uppercase" fo:font-size="7.5pt" fo:letter-spacing="0.053cm" style:font-size-asian="7.5pt" fo:hyphenate="false" loext:hyphenation-no-caps="false" loext:hyphenation-no-last-word="false" loext:hyphenation-word-char-count="no-limit" loext:hyphenation-zone="no-limit"/>
    </style:style>
    <style:style style:name="Text_20_body_20_indent" style:display-name="Text body indent" style:family="paragraph" style:parent-style-name="Text_20_body" style:class="text">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ersonal_20_Data" style:display-name="Personal Data" style:family="paragraph" style:parent-style-name="Text_20_body">
      <style:paragraph-properties fo:margin-left="-1.905cm" fo:margin-right="1.905cm" fo:margin-top="0cm" fo:margin-bottom="0.212cm" style:contextual-spacing="false" fo:line-height="0.423cm" fo:hyphenation-ladder-count="no-limit" fo:text-indent="0cm" style:auto-text-indent="false">
        <style:tab-stops/>
      </style:paragraph-properties>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ompany_20_Name_20_One" style:display-name="Company Name One" style:family="paragraph" style:parent-style-name="Company_20_Name" style:next-style-name="Job_20_Title">
      <style:paragraph-properties fo:margin-top="0.106cm" fo:margin-bottom="0cm" style:contextual-spacing="false" fo:hyphenation-ladder-count="no-limit"/>
      <style:text-properties fo:hyphenate="false" loext:hyphenation-no-caps="false" loext:hyphenation-no-last-word="false" loext:hyphenation-word-char-count="no-limit" loext:hyphenation-zone="no-limit"/>
    </style:style>
    <style:style style:name="No_20_Title" style:display-name="No Title" style:family="paragraph" style:parent-style-name="Section_20_Title">
      <style:paragraph-properties fo:hyphenation-ladder-count="no-limit" fo:padding="0cm" fo:border="none" style:shadow="none"/>
      <style:text-properties fo:hyphenate="false" loext:hyphenation-no-caps="false" loext:hyphenation-no-last-word="false" loext:hyphenation-word-char-count="no-limit" loext:hyphenation-zone="no-limit"/>
    </style:style>
    <style:style style:name="Personal_20_Info" style:display-name="Personal Info" style:family="paragraph" style:parent-style-name="Achievement" style:next-style-name="Achievement">
      <style:paragraph-properties fo:margin-left="0.432cm" fo:margin-right="0cm" fo:margin-top="0.388cm" fo:margin-bottom="0cm" style:contextual-spacing="false" fo:hyphenation-ladder-count="no-limit" fo:text-indent="-0.432cm" style:auto-text-indent="false">
        <style:tab-stops/>
      </style:paragraph-properties>
      <style:text-properties fo:hyphenate="false" loext:hyphenation-no-caps="false" loext:hyphenation-no-last-word="false" loext:hyphenation-word-char-count="no-limit" loext:hyphenation-zone="no-limit"/>
    </style:style>
    <style:style style:name="Texte_20_de_20_bulles" style:display-name="Texte de bulles" style:family="paragraph" style:parent-style-name="Standard">
      <style:paragraph-properties fo:hyphenation-ladder-count="no-limit"/>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olice_20_par_20_défaut" style:display-name="Police par défaut" style:family="text"/>
    <style:style style:name="Lead-in_20_Emphasis" style:display-name="Lead-in Emphasis" style:family="text">
      <style:text-properties style:font-name="Arial Black" fo:font-family="'Arial Black'" style:font-family-generic="swiss" style:font-pitch="variable" fo:font-size="9pt" fo:letter-spacing="-0.011cm" style:font-name-asian="Arial Black" style:font-family-asian="'Arial Black'" style:font-family-generic-asian="swiss" style:font-pitch-asian="variable" style:font-size-asian="9pt" style:font-name-complex="Arial Black" style:font-family-complex="'Arial Black'" style:font-family-generic-complex="swiss" style:font-pitch-complex="variable"/>
    </style:style>
    <style:style style:name="Numéro_20_de_20_page" style:display-name="Numéro de page" style:family="text">
      <style:text-properties fo:font-size="12pt" style:font-size-asian="12pt"/>
    </style:style>
    <style:style style:name="Accentuation" style:family="text">
      <style:text-properties fo:text-transform="uppercase" style:font-name="Garamond" fo:font-family="Garamond" style:font-family-generic="roman" style:font-pitch="variable" fo:font-size="9pt" fo:letter-spacing="normal" style:font-name-asian="Garamond" style:font-family-asian="Garamond" style:font-family-generic-asian="roman" style:font-pitch-asian="variable" style:font-size-asian="9pt" style:font-name-complex="Garamond" style:font-family-complex="Garamond" style:font-family-generic-complex="roman" style:font-pitch-complex="variable"/>
    </style:style>
    <style:style style:name="Job" style:family="text" style:parent-style-name="Police_20_par_20_défaut"/>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text-properties fo:color="#605e5c" loext:opacity="100%" fo:background-color="#e1dfdd"/>
    </style:style>
    <style:style style:name="Balloon_20_Text_20_Char" style:display-name="Balloon Text Char" style:family="text" style:parent-style-name="Police_20_par_20_défaut">
      <style:text-properties fo:font-size="9pt" style:font-size-asian="9pt" style:font-size-complex="9pt"/>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fo:font-size="8pt" style:font-size-asian="8pt" style:font-size-complex="8pt"/>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332" style:display-name="ListLabel 332" style:family="text">
      <style:text-properties style:font-name-complex="Symbol" style:font-family-complex="Symbol" style:font-family-generic-complex="roman" style:font-pitch-complex="variable" style:font-charset-complex="x-symbol"/>
    </style:style>
    <style:style style:name="ListLabel_20_333" style:display-name="ListLabel 333" style:family="text">
      <style:text-properties style:font-name-complex="Courier New" style:font-family-complex="'Courier New'" style:font-family-generic-complex="modern" style:font-pitch-complex="fixed"/>
    </style:style>
    <style:style style:name="ListLabel_20_334" style:display-name="ListLabel 334" style:family="text">
      <style:text-properties style:font-name-complex="Wingdings" style:font-family-complex="Wingdings" style:font-family-generic-complex="system" style:font-pitch-complex="variable" style:font-charset-complex="x-symbol"/>
    </style:style>
    <style:style style:name="ListLabel_20_335" style:display-name="ListLabel 335" style:family="text">
      <style:text-properties style:font-name-complex="Symbol" style:font-family-complex="Symbol" style:font-family-generic-complex="roman" style:font-pitch-complex="variable" style:font-charset-complex="x-symbol"/>
    </style:style>
    <style:style style:name="ListLabel_20_336" style:display-name="ListLabel 336" style:family="text">
      <style:text-properties style:font-name-complex="Courier New" style:font-family-complex="'Courier New'" style:font-family-generic-complex="modern" style:font-pitch-complex="fixed"/>
    </style:style>
    <style:style style:name="ListLabel_20_337" style:display-name="ListLabel 337" style:family="text">
      <style:text-properties style:font-name-complex="Wingdings" style:font-family-complex="Wingdings" style:font-family-generic-complex="system" style:font-pitch-complex="variable" style:font-charset-complex="x-symbol"/>
    </style:style>
    <style:style style:name="ListLabel_20_338" style:display-name="ListLabel 338" style:family="text">
      <style:text-properties style:font-name-complex="Symbol" style:font-family-complex="Symbol" style:font-family-generic-complex="roman" style:font-pitch-complex="variable" style:font-charset-complex="x-symbol"/>
    </style:style>
    <style:style style:name="ListLabel_20_339" style:display-name="ListLabel 339" style:family="text">
      <style:text-properties style:font-name-complex="Courier New" style:font-family-complex="'Courier New'" style:font-family-generic-complex="modern" style:font-pitch-complex="fixed"/>
    </style:style>
    <style:style style:name="ListLabel_20_340" style:display-name="ListLabel 340" style:family="text">
      <style:text-properties style:font-name-complex="Wingdings" style:font-family-complex="Wingdings" style:font-family-generic-complex="system" style:font-pitch-complex="variable" style:font-charset-complex="x-symbol"/>
    </style:style>
    <style:style style:name="ListLabel_20_305" style:display-name="ListLabel 305" style:family="text">
      <style:text-properties style:font-name-complex="Symbol" style:font-family-complex="Symbol" style:font-family-generic-complex="roman" style:font-pitch-complex="variable" style:font-charset-complex="x-symbol"/>
    </style:style>
    <style:style style:name="ListLabel_20_306" style:display-name="ListLabel 306" style:family="text">
      <style:text-properties style:font-name-complex="Courier New" style:font-family-complex="'Courier New'" style:font-family-generic-complex="modern" style:font-pitch-complex="fixed"/>
    </style:style>
    <style:style style:name="ListLabel_20_307" style:display-name="ListLabel 307" style:family="text">
      <style:text-properties style:font-name-complex="Wingdings" style:font-family-complex="Wingdings" style:font-family-generic-complex="system" style:font-pitch-complex="variable" style:font-charset-complex="x-symbol"/>
    </style:style>
    <style:style style:name="ListLabel_20_308" style:display-name="ListLabel 308" style:family="text">
      <style:text-properties style:font-name-complex="Symbol" style:font-family-complex="Symbol" style:font-family-generic-complex="roman" style:font-pitch-complex="variable" style:font-charset-complex="x-symbol"/>
    </style:style>
    <style:style style:name="ListLabel_20_309" style:display-name="ListLabel 309" style:family="text">
      <style:text-properties style:font-name-complex="Courier New" style:font-family-complex="'Courier New'" style:font-family-generic-complex="modern" style:font-pitch-complex="fixed"/>
    </style:style>
    <style:style style:name="ListLabel_20_310" style:display-name="ListLabel 310" style:family="text">
      <style:text-properties style:font-name-complex="Wingdings" style:font-family-complex="Wingdings" style:font-family-generic-complex="system" style:font-pitch-complex="variable" style:font-charset-complex="x-symbol"/>
    </style:style>
    <style:style style:name="ListLabel_20_311" style:display-name="ListLabel 311" style:family="text">
      <style:text-properties style:font-name-complex="Symbol" style:font-family-complex="Symbol" style:font-family-generic-complex="roman" style:font-pitch-complex="variable" style:font-charset-complex="x-symbol"/>
    </style:style>
    <style:style style:name="ListLabel_20_312" style:display-name="ListLabel 312" style:family="text">
      <style:text-properties style:font-name-complex="Courier New" style:font-family-complex="'Courier New'" style:font-family-generic-complex="modern" style:font-pitch-complex="fixed"/>
    </style:style>
    <style:style style:name="ListLabel_20_313" style:display-name="ListLabel 313" style:family="text">
      <style:text-properties style:font-name-complex="Wingdings" style:font-family-complex="Wingdings" style:font-family-generic-complex="system" style:font-pitch-complex="variable" style:font-charset-complex="x-symbol"/>
    </style:style>
    <style:style style:name="ListLabel_20_296" style:display-name="ListLabel 296" style:family="text">
      <style:text-properties style:font-name-complex="Symbol" style:font-family-complex="Symbol" style:font-family-generic-complex="roman" style:font-pitch-complex="variable" style:font-charset-complex="x-symbol"/>
    </style:style>
    <style:style style:name="ListLabel_20_297" style:display-name="ListLabel 297" style:family="text">
      <style:text-properties style:font-name-complex="Courier New" style:font-family-complex="'Courier New'" style:font-family-generic-complex="modern" style:font-pitch-complex="fixed"/>
    </style:style>
    <style:style style:name="ListLabel_20_298" style:display-name="ListLabel 298" style:family="text">
      <style:text-properties style:font-name-complex="Wingdings" style:font-family-complex="Wingdings" style:font-family-generic-complex="system" style:font-pitch-complex="variable" style:font-charset-complex="x-symbol"/>
    </style:style>
    <style:style style:name="ListLabel_20_299" style:display-name="ListLabel 299" style:family="text">
      <style:text-properties style:font-name-complex="Symbol" style:font-family-complex="Symbol" style:font-family-generic-complex="roman" style:font-pitch-complex="variable" style:font-charset-complex="x-symbol"/>
    </style:style>
    <style:style style:name="ListLabel_20_300" style:display-name="ListLabel 300" style:family="text">
      <style:text-properties style:font-name-complex="Courier New" style:font-family-complex="'Courier New'" style:font-family-generic-complex="modern" style:font-pitch-complex="fixed"/>
    </style:style>
    <style:style style:name="ListLabel_20_301" style:display-name="ListLabel 301" style:family="text">
      <style:text-properties style:font-name-complex="Wingdings" style:font-family-complex="Wingdings" style:font-family-generic-complex="system" style:font-pitch-complex="variable" style:font-charset-complex="x-symbol"/>
    </style:style>
    <style:style style:name="ListLabel_20_302" style:display-name="ListLabel 302" style:family="text">
      <style:text-properties style:font-name-complex="Symbol" style:font-family-complex="Symbol" style:font-family-generic-complex="roman" style:font-pitch-complex="variable" style:font-charset-complex="x-symbol"/>
    </style:style>
    <style:style style:name="ListLabel_20_303" style:display-name="ListLabel 303" style:family="text">
      <style:text-properties style:font-name-complex="Courier New" style:font-family-complex="'Courier New'" style:font-family-generic-complex="modern" style:font-pitch-complex="fixed"/>
    </style:style>
    <style:style style:name="ListLabel_20_304" style:display-name="ListLabel 304" style:family="text">
      <style:text-properties style:font-name-complex="Wingdings" style:font-family-complex="Wingdings" style:font-family-generic-complex="system"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7" style:display-name="ListLabel 287" style:family="text">
      <style:text-properties style:font-name-complex="Symbol" style:font-family-complex="Symbol" style:font-family-generic-complex="roman" style:font-pitch-complex="variable" style:font-charset-complex="x-symbol"/>
    </style:style>
    <style:style style:name="ListLabel_20_288" style:display-name="ListLabel 288" style:family="text">
      <style:text-properties style:font-name-complex="Courier New" style:font-family-complex="'Courier New'" style:font-family-generic-complex="modern" style:font-pitch-complex="fixed"/>
    </style:style>
    <style:style style:name="ListLabel_20_289" style:display-name="ListLabel 289" style:family="text">
      <style:text-properties style:font-name-complex="Wingdings" style:font-family-complex="Wingdings" style:font-family-generic-complex="system" style:font-pitch-complex="variable" style:font-charset-complex="x-symbol"/>
    </style:style>
    <style:style style:name="ListLabel_20_290" style:display-name="ListLabel 290" style:family="text">
      <style:text-properties style:font-name-complex="Symbol" style:font-family-complex="Symbol" style:font-family-generic-complex="roman" style:font-pitch-complex="variable" style:font-charset-complex="x-symbol"/>
    </style:style>
    <style:style style:name="ListLabel_20_291" style:display-name="ListLabel 291" style:family="text">
      <style:text-properties style:font-name-complex="Courier New" style:font-family-complex="'Courier New'" style:font-family-generic-complex="modern" style:font-pitch-complex="fixed"/>
    </style:style>
    <style:style style:name="ListLabel_20_292" style:display-name="ListLabel 292" style:family="text">
      <style:text-properties style:font-name-complex="Wingdings" style:font-family-complex="Wingdings" style:font-family-generic-complex="system" style:font-pitch-complex="variable" style:font-charset-complex="x-symbol"/>
    </style:style>
    <style:style style:name="ListLabel_20_293" style:display-name="ListLabel 293" style:family="text">
      <style:text-properties style:font-name-complex="Symbol" style:font-family-complex="Symbol" style:font-family-generic-complex="roman" style:font-pitch-complex="variable" style:font-charset-complex="x-symbol"/>
    </style:style>
    <style:style style:name="ListLabel_20_294" style:display-name="ListLabel 294" style:family="text">
      <style:text-properties style:font-name-complex="Courier New" style:font-family-complex="'Courier New'" style:font-family-generic-complex="modern" style:font-pitch-complex="fixed"/>
    </style:style>
    <style:style style:name="ListLabel_20_295" style:display-name="ListLabel 295" style:family="text">
      <style:text-properties style:font-name-complex="Wingdings" style:font-family-complex="Wingdings" style:font-family-generic-complex="system" style:font-pitch-complex="variable" style:font-charset-complex="x-symbol"/>
    </style:style>
    <style:style style:name="ListLabel_20_278" style:display-name="ListLabel 278" style:family="text">
      <style:text-properties style:font-name-complex="Symbol" style:font-family-complex="Symbol" style:font-family-generic-complex="roman" style:font-pitch-complex="variable" style:font-charset-complex="x-symbol"/>
    </style:style>
    <style:style style:name="ListLabel_20_279" style:display-name="ListLabel 279" style:family="text">
      <style:text-properties style:font-name-complex="Courier New" style:font-family-complex="'Courier New'" style:font-family-generic-complex="modern" style:font-pitch-complex="fixed"/>
    </style:style>
    <style:style style:name="ListLabel_20_280" style:display-name="ListLabel 280" style:family="text">
      <style:text-properties style:font-name-complex="Wingdings" style:font-family-complex="Wingdings" style:font-family-generic-complex="system" style:font-pitch-complex="variable" style:font-charset-complex="x-symbol"/>
    </style:style>
    <style:style style:name="ListLabel_20_281" style:display-name="ListLabel 281" style:family="text">
      <style:text-properties style:font-name-complex="Symbol" style:font-family-complex="Symbol" style:font-family-generic-complex="roman" style:font-pitch-complex="variable" style:font-charset-complex="x-symbol"/>
    </style:style>
    <style:style style:name="ListLabel_20_282" style:display-name="ListLabel 282" style:family="text">
      <style:text-properties style:font-name-complex="Courier New" style:font-family-complex="'Courier New'" style:font-family-generic-complex="modern" style:font-pitch-complex="fixed"/>
    </style:style>
    <style:style style:name="ListLabel_20_283" style:display-name="ListLabel 283" style:family="text">
      <style:text-properties style:font-name-complex="Wingdings" style:font-family-complex="Wingdings" style:font-family-generic-complex="system" style:font-pitch-complex="variable" style:font-charset-complex="x-symbol"/>
    </style:style>
    <style:style style:name="ListLabel_20_284" style:display-name="ListLabel 284" style:family="text">
      <style:text-properties style:font-name-complex="Symbol" style:font-family-complex="Symbol" style:font-family-generic-complex="roman" style:font-pitch-complex="variable" style:font-charset-complex="x-symbol"/>
    </style:style>
    <style:style style:name="ListLabel_20_285" style:display-name="ListLabel 285" style:family="text">
      <style:text-properties style:font-name-complex="Courier New" style:font-family-complex="'Courier New'" style:font-family-generic-complex="modern" style:font-pitch-complex="fixed"/>
    </style:style>
    <style:style style:name="ListLabel_20_286" style:display-name="ListLabel 286" style:family="text">
      <style:text-properties style:font-name-complex="Wingdings" style:font-family-complex="Wingdings" style:font-family-generic-complex="system" style:font-pitch-complex="variable" style:font-charset-complex="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Wingdings" fo:font-family="Wingdings" style:font-family-generic="system" style:font-pitch="variable" style:font-charset="x-symbol"/>
    </style:style>
    <style:style style:name="WW_5f_CharLFO30LVL2" style:display-name="WW_CharLFO30LVL2" style:family="text">
      <style:text-properties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Wingdings" fo:font-family="Wingdings" style:font-family-generic="system" style:font-pitch="variable" style:font-charset="x-symbol"/>
    </style:style>
    <style:style style:name="WW_5f_CharLFO31LVL2" style:display-name="WW_CharLFO31LVL2" style:family="text">
      <style:text-properties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Wingdings" fo:font-family="Wingdings" style:font-family-generic="system" style:font-pitch="variable" style:font-charset="x-symbol" fo:font-size="8pt" style:font-size-asian="8pt" style:font-size-complex="8pt"/>
    </style:style>
    <style:style style:name="WW_5f_CharLFO34LVL2" style:display-name="WW_CharLFO34LVL2" style:family="text">
      <style:text-properties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5LVL2" style:display-name="WW_CharLFO35LVL2" style:family="text">
      <style:text-properties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5LVL4" style:display-name="WW_CharLFO3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5LVL5" style:display-name="WW_CharLFO35LVL5" style:family="text">
      <style:text-properties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5LVL7" style:display-name="WW_CharLFO3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5LVL8" style:display-name="WW_CharLFO35LVL8" style:family="text">
      <style:text-properties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6LVL1" style:display-name="WW_CharLFO3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2" style:display-name="WW_CharLFO36LVL2" style:family="text">
      <style:text-properties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6LVL4" style:display-name="WW_CharLFO3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5" style:display-name="WW_CharLFO36LVL5" style:family="text">
      <style:text-properties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6LVL7" style:display-name="WW_CharLFO3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8" style:display-name="WW_CharLFO36LVL8" style:family="text">
      <style:text-properties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1" style:display-name="WW_CharLFO3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2" style:display-name="WW_CharLFO37LVL2" style:family="text">
      <style:text-properties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4" style:display-name="WW_CharLFO3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5" style:display-name="WW_CharLFO37LVL5" style:family="text">
      <style:text-properties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7" style:display-name="WW_CharLFO3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8" style:display-name="WW_CharLFO37LVL8" style:family="text">
      <style:text-properties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8LVL1" style:display-name="WW_CharLFO3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8LVL2" style:display-name="WW_CharLFO38LVL2" style:family="text">
      <style:text-properties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8LVL4" style:display-name="WW_CharLFO3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8LVL5" style:display-name="WW_CharLFO38LVL5" style:family="text">
      <style:text-properties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8LVL7" style:display-name="WW_CharLFO3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8LVL8" style:display-name="WW_CharLFO38LVL8" style:family="text">
      <style:text-properties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9LVL1" style:display-name="WW_CharLFO3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9LVL2" style:display-name="WW_CharLFO39LVL2" style:family="text">
      <style:text-properties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9LVL4" style:display-name="WW_CharLFO3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9LVL5" style:display-name="WW_CharLFO39LVL5" style:family="text">
      <style:text-properties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9LVL7" style:display-name="WW_CharLFO3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9LVL8" style:display-name="WW_CharLFO39LVL8" style:family="text">
      <style:text-properties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3LVL1" style:display-name="WW_CharLFO43LVL1" style:family="text">
      <style:text-properties style:font-name="Symbol" fo:font-family="Symbol" style:font-family-generic="roman" style:font-pitch="variable" style:font-charset="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Symbol" fo:font-family="Symbol" style:font-family-generic="roman" style:font-pitch="variable" style:font-charset="x-symbol"/>
    </style:style>
    <style:style style:name="WW_5f_CharLFO45LVL2" style:display-name="WW_CharLFO4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Symbol" fo:font-family="Symbol" style:font-family-generic="roman" style:font-pitch="variable" style:font-charset="x-symbol"/>
    </style:style>
    <style:style style:name="WW_5f_CharLFO46LVL2" style:display-name="WW_CharLFO4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3" style:display-name="WW_CharLFO46LVL3" style:family="text">
      <style:text-properties style:font-name="Wingdings" fo:font-family="Wingdings" style:font-family-generic="system" style:font-pitch="variable" style:font-charset="x-symbol"/>
    </style:style>
    <style:style style:name="WW_5f_CharLFO46LVL4" style:display-name="WW_CharLFO46LVL4" style:family="text">
      <style:text-properties style:font-name="Symbol" fo:font-family="Symbol" style:font-family-generic="roman" style:font-pitch="variable" style:font-charset="x-symbol"/>
    </style:style>
    <style:style style:name="WW_5f_CharLFO46LVL5" style:display-name="WW_CharLFO4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6" style:display-name="WW_CharLFO46LVL6" style:family="text">
      <style:text-properties style:font-name="Wingdings" fo:font-family="Wingdings" style:font-family-generic="system" style:font-pitch="variable" style:font-charset="x-symbol"/>
    </style:style>
    <style:style style:name="WW_5f_CharLFO46LVL7" style:display-name="WW_CharLFO46LVL7" style:family="text">
      <style:text-properties style:font-name="Symbol" fo:font-family="Symbol" style:font-family-generic="roman" style:font-pitch="variable" style:font-charset="x-symbol"/>
    </style:style>
    <style:style style:name="WW_5f_CharLFO46LVL8" style:display-name="WW_CharLFO4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9" style:display-name="WW_CharLFO46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style:style>
    <style:style style:name="WW_5f_CharLFO47LVL2" style:display-name="WW_CharLFO4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3" style:display-name="WW_CharLFO47LVL3" style:family="text">
      <style:text-properties style:font-name="Wingdings" fo:font-family="Wingdings" style:font-family-generic="system" style:font-pitch="variable" style:font-charset="x-symbol"/>
    </style:style>
    <style:style style:name="WW_5f_CharLFO47LVL4" style:display-name="WW_CharLFO47LVL4" style:family="text">
      <style:text-properties style:font-name="Symbol" fo:font-family="Symbol" style:font-family-generic="roman" style:font-pitch="variable" style:font-charset="x-symbol"/>
    </style:style>
    <style:style style:name="WW_5f_CharLFO47LVL5" style:display-name="WW_CharLFO4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6" style:display-name="WW_CharLFO47LVL6" style:family="text">
      <style:text-properties style:font-name="Wingdings" fo:font-family="Wingdings" style:font-family-generic="system" style:font-pitch="variable" style:font-charset="x-symbol"/>
    </style:style>
    <style:style style:name="WW_5f_CharLFO47LVL7" style:display-name="WW_CharLFO47LVL7" style:family="text">
      <style:text-properties style:font-name="Symbol" fo:font-family="Symbol" style:font-family-generic="roman" style:font-pitch="variable" style:font-charset="x-symbol"/>
    </style:style>
    <style:style style:name="WW_5f_CharLFO47LVL8" style:display-name="WW_CharLFO4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9" style:display-name="WW_CharLFO47LVL9" style:family="text">
      <style:text-properties style:font-name="Wingdings" fo:font-family="Wingdings" style:font-family-generic="system" style:font-pitch="variable" style:font-charset="x-symbol"/>
    </style:style>
    <style:style style:name="WW_5f_CharLFO48LVL1" style:display-name="WW_CharLFO48LVL1" style:family="text">
      <style:text-properties style:font-name="Symbol" fo:font-family="Symbol" style:font-family-generic="roman" style:font-pitch="variable" style:font-charset="x-symbol"/>
    </style:style>
    <style:style style:name="WW_5f_CharLFO48LVL2" style:display-name="WW_CharLFO4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3" style:display-name="WW_CharLFO48LVL3" style:family="text">
      <style:text-properties style:font-name="Wingdings" fo:font-family="Wingdings" style:font-family-generic="system" style:font-pitch="variable" style:font-charset="x-symbol"/>
    </style:style>
    <style:style style:name="WW_5f_CharLFO48LVL4" style:display-name="WW_CharLFO48LVL4" style:family="text">
      <style:text-properties style:font-name="Symbol" fo:font-family="Symbol" style:font-family-generic="roman" style:font-pitch="variable" style:font-charset="x-symbol"/>
    </style:style>
    <style:style style:name="WW_5f_CharLFO48LVL5" style:display-name="WW_CharLFO4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6" style:display-name="WW_CharLFO48LVL6" style:family="text">
      <style:text-properties style:font-name="Wingdings" fo:font-family="Wingdings" style:font-family-generic="system" style:font-pitch="variable" style:font-charset="x-symbol"/>
    </style:style>
    <style:style style:name="WW_5f_CharLFO48LVL7" style:display-name="WW_CharLFO48LVL7" style:family="text">
      <style:text-properties style:font-name="Symbol" fo:font-family="Symbol" style:font-family-generic="roman" style:font-pitch="variable" style:font-charset="x-symbol"/>
    </style:style>
    <style:style style:name="WW_5f_CharLFO48LVL8" style:display-name="WW_CharLFO4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9" style:display-name="WW_CharLFO48LVL9" style:family="text">
      <style:text-properties style:font-name="Wingdings" fo:font-family="Wingdings" style:font-family-generic="system" style:font-pitch="variable" style:font-charset="x-symbol"/>
    </style:style>
    <style:style style:name="WW_5f_CharLFO49LVL1" style:display-name="WW_CharLFO49LVL1" style:family="text">
      <style:text-properties style:font-name="Symbol" fo:font-family="Symbol" style:font-family-generic="roman" style:font-pitch="variable" style:font-charset="x-symbol"/>
    </style:style>
    <style:style style:name="WW_5f_CharLFO49LVL2" style:display-name="WW_CharLFO4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3" style:display-name="WW_CharLFO49LVL3" style:family="text">
      <style:text-properties style:font-name="Wingdings" fo:font-family="Wingdings" style:font-family-generic="system" style:font-pitch="variable" style:font-charset="x-symbol"/>
    </style:style>
    <style:style style:name="WW_5f_CharLFO49LVL4" style:display-name="WW_CharLFO49LVL4" style:family="text">
      <style:text-properties style:font-name="Symbol" fo:font-family="Symbol" style:font-family-generic="roman" style:font-pitch="variable" style:font-charset="x-symbol"/>
    </style:style>
    <style:style style:name="WW_5f_CharLFO49LVL5" style:display-name="WW_CharLFO4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6" style:display-name="WW_CharLFO49LVL6" style:family="text">
      <style:text-properties style:font-name="Wingdings" fo:font-family="Wingdings" style:font-family-generic="system" style:font-pitch="variable" style:font-charset="x-symbol"/>
    </style:style>
    <style:style style:name="WW_5f_CharLFO49LVL7" style:display-name="WW_CharLFO49LVL7" style:family="text">
      <style:text-properties style:font-name="Symbol" fo:font-family="Symbol" style:font-family-generic="roman" style:font-pitch="variable" style:font-charset="x-symbol"/>
    </style:style>
    <style:style style:name="WW_5f_CharLFO49LVL8" style:display-name="WW_CharLFO4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9" style:display-name="WW_CharLFO49LVL9" style:family="text">
      <style:text-properties style:font-name="Wingdings" fo:font-family="Wingdings" style:font-family-generic="system" style:font-pitch="variable" style:font-charset="x-symbol"/>
    </style:style>
    <style:style style:name="WW_5f_CharLFO50LVL1" style:display-name="WW_CharLFO50LVL1" style:family="text">
      <style:text-properties style:font-name="Symbol" fo:font-family="Symbol" style:font-family-generic="roman" style:font-pitch="variable" style:font-charset="x-symbol"/>
    </style:style>
    <style:style style:name="WW_5f_CharLFO50LVL2" style:display-name="WW_CharLFO5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3" style:display-name="WW_CharLFO50LVL3" style:family="text">
      <style:text-properties style:font-name="Wingdings" fo:font-family="Wingdings" style:font-family-generic="system" style:font-pitch="variable" style:font-charset="x-symbol"/>
    </style:style>
    <style:style style:name="WW_5f_CharLFO50LVL4" style:display-name="WW_CharLFO50LVL4" style:family="text">
      <style:text-properties style:font-name="Symbol" fo:font-family="Symbol" style:font-family-generic="roman" style:font-pitch="variable" style:font-charset="x-symbol"/>
    </style:style>
    <style:style style:name="WW_5f_CharLFO50LVL5" style:display-name="WW_CharLFO5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6" style:display-name="WW_CharLFO50LVL6" style:family="text">
      <style:text-properties style:font-name="Wingdings" fo:font-family="Wingdings" style:font-family-generic="system" style:font-pitch="variable" style:font-charset="x-symbol"/>
    </style:style>
    <style:style style:name="WW_5f_CharLFO50LVL7" style:display-name="WW_CharLFO50LVL7" style:family="text">
      <style:text-properties style:font-name="Symbol" fo:font-family="Symbol" style:font-family-generic="roman" style:font-pitch="variable" style:font-charset="x-symbol"/>
    </style:style>
    <style:style style:name="WW_5f_CharLFO50LVL8" style:display-name="WW_CharLFO5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9" style:display-name="WW_CharLFO50LVL9" style:family="text">
      <style:text-properties style:font-name="Wingdings" fo:font-family="Wingdings" style:font-family-generic="system" style:font-pitch="variable" style:font-charset="x-symbol"/>
    </style:style>
    <style:style style:name="WW_5f_CharLFO51LVL1" style:display-name="WW_CharLFO51LVL1" style:family="text">
      <style:text-properties style:font-name="Symbol" fo:font-family="Symbol" style:font-family-generic="roman" style:font-pitch="variable" style:font-charset="x-symbol"/>
    </style:style>
    <style:style style:name="WW_5f_CharLFO51LVL2" style:display-name="WW_CharLFO5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3" style:display-name="WW_CharLFO51LVL3" style:family="text">
      <style:text-properties style:font-name="Wingdings" fo:font-family="Wingdings" style:font-family-generic="system" style:font-pitch="variable" style:font-charset="x-symbol"/>
    </style:style>
    <style:style style:name="WW_5f_CharLFO51LVL4" style:display-name="WW_CharLFO51LVL4" style:family="text">
      <style:text-properties style:font-name="Symbol" fo:font-family="Symbol" style:font-family-generic="roman" style:font-pitch="variable" style:font-charset="x-symbol"/>
    </style:style>
    <style:style style:name="WW_5f_CharLFO51LVL5" style:display-name="WW_CharLFO5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6" style:display-name="WW_CharLFO51LVL6" style:family="text">
      <style:text-properties style:font-name="Wingdings" fo:font-family="Wingdings" style:font-family-generic="system" style:font-pitch="variable" style:font-charset="x-symbol"/>
    </style:style>
    <style:style style:name="WW_5f_CharLFO51LVL7" style:display-name="WW_CharLFO51LVL7" style:family="text">
      <style:text-properties style:font-name="Symbol" fo:font-family="Symbol" style:font-family-generic="roman" style:font-pitch="variable" style:font-charset="x-symbol"/>
    </style:style>
    <style:style style:name="WW_5f_CharLFO51LVL8" style:display-name="WW_CharLFO5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9" style:display-name="WW_CharLFO51LVL9" style:family="text">
      <style:text-properties style:font-name="Wingdings" fo:font-family="Wingdings" style:font-family-generic="system" style:font-pitch="variable" style:font-charset="x-symbol"/>
    </style:style>
    <style:style style:name="WW_5f_CharLFO52LVL1" style:display-name="WW_CharLFO52LVL1" style:family="text">
      <style:text-properties style:font-name="Symbol" fo:font-family="Symbol" style:font-family-generic="roman" style:font-pitch="variable" style:font-charset="x-symbol"/>
    </style:style>
    <style:style style:name="WW_5f_CharLFO52LVL2" style:display-name="WW_CharLFO5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3" style:display-name="WW_CharLFO52LVL3" style:family="text">
      <style:text-properties style:font-name="Wingdings" fo:font-family="Wingdings" style:font-family-generic="system" style:font-pitch="variable" style:font-charset="x-symbol"/>
    </style:style>
    <style:style style:name="WW_5f_CharLFO52LVL4" style:display-name="WW_CharLFO52LVL4" style:family="text">
      <style:text-properties style:font-name="Symbol" fo:font-family="Symbol" style:font-family-generic="roman" style:font-pitch="variable" style:font-charset="x-symbol"/>
    </style:style>
    <style:style style:name="WW_5f_CharLFO52LVL5" style:display-name="WW_CharLFO5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6" style:display-name="WW_CharLFO52LVL6" style:family="text">
      <style:text-properties style:font-name="Wingdings" fo:font-family="Wingdings" style:font-family-generic="system" style:font-pitch="variable" style:font-charset="x-symbol"/>
    </style:style>
    <style:style style:name="WW_5f_CharLFO52LVL7" style:display-name="WW_CharLFO52LVL7" style:family="text">
      <style:text-properties style:font-name="Symbol" fo:font-family="Symbol" style:font-family-generic="roman" style:font-pitch="variable" style:font-charset="x-symbol"/>
    </style:style>
    <style:style style:name="WW_5f_CharLFO52LVL8" style:display-name="WW_CharLFO5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9" style:display-name="WW_CharLFO52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loext:num-list-format="%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loext:num-list-format="%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loext:num-list-format="%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loext:num-list-format="%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loext:num-list-format="%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loext:num-list-format="%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loext:num-list-format="%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loext:num-list-format="%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2LVL1" loext:num-list-format="%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432cm" fo:margin-left="0.432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n">
        <style:list-level-properties text:list-level-position-and-space-mode="label-alignment">
          <style:list-level-label-alignment text:label-followed-by="listtab" fo:text-indent="-0.457cm" fo:margin-left="0.457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n">
        <style:list-level-properties text:list-level-position-and-space-mode="label-alignment">
          <style:list-level-label-alignment text:label-followed-by="listtab" fo:text-indent="-0.635cm" fo:margin-left="0.635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n">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n">
        <style:list-level-properties text:list-level-position-and-space-mode="label-alignment">
          <style:list-level-label-alignment text:label-followed-by="listtab" fo:text-indent="-0.635cm" fo:margin-left="1.905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n">
        <style:list-level-properties text:list-level-position-and-space-mode="label-alignment">
          <style:list-level-label-alignment text:label-followed-by="listtab" fo:text-indent="-0.635cm" fo:margin-left="2.54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text:bullet-char="">
        <style:list-level-properties text:list-level-position-and-space-mode="label-alignment">
          <style:list-level-label-alignment text:label-followed-by="listtab" fo:text-indent="-0.423cm" fo:margin-left="0.423cm"/>
        </style:list-level-propertie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2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3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5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5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5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7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7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9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9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tête">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MP2" style:family="paragraph" style:parent-style-name="En-tête">
      <style:paragraph-properties fo:margin-left="0cm" fo:margin-right="0cm" fo:text-indent="0cm" style:auto-text-indent="false">
        <style:tab-stops/>
      </style:paragraph-properties>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3cm" fo:margin-bottom="1.27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cm" fo:margin-left="0cm" fo:margin-right="0cm" fo:margin-bottom="0cm" style:dynamic-spacing="true"/>
      </style:header-style>
      <style:footer-style>
        <style:header-footer-properties fo:min-height="-1.07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ext:p text:style-name="MP1"><text:tab/><text:tab/><text:tab/><text:tab/><text:tab/><text:tab/><text:tab/><text:tab/> <text:s text:c="3"/><text:page-number text:select-page="current">6</text:page-number></text:p>
      </style:header>
      <style:header-first>
        <text:p text:style-name="MP2"/>
      </style:header-first>
      <style:footer>
        <text:p text:style-name="Pied_20_de_20_page"><text:tab/></text:p>
      </style:footer>
      <style:footer-first>
        <text:p text:style-name="Pied_20_de_20_page"><text:tab/></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MacOSX_X86_64 LibreOffice_project/382eef1f22670f7f4118c8c2dd222ec7ad009daf</meta:generator>
    <dc:title>Curriculum Vitae</dc:title>
    <dc:subject>Resume</dc:subject>
    <meta:keyword>Corey</meta:keyword>
    <meta:keyword>Jackson</meta:keyword>
    <meta:initial-creator>Corey Jackson</meta:initial-creator>
    <meta:creation-date>2023-06-23T17:35:00Z</meta:creation-date>
    <dc:date>2023-06-23T14:03:16.391554635</dc:date>
    <meta:print-date>2020-09-21T03:03:00Z</meta:print-date>
    <meta:editing-cycles>3</meta:editing-cycles>
    <meta:editing-duration>PT7M50S</meta:editing-duration>
    <meta:document-statistic meta:table-count="1" meta:image-count="0" meta:object-count="0" meta:page-count="6" meta:paragraph-count="192" meta:word-count="3281" meta:character-count="22136" meta:non-whitespace-character-count="19030"/>
    <meta:user-defined meta:name="AppVersion">16.0000</meta:user-defined>
    <meta:user-defined meta:name="DocSecurity" meta:value-type="float">0</meta:user-defined>
    <meta:user-defined meta:name="HyperlinksChanged" meta:value-type="boolean">false</meta:user-defined>
    <meta:user-defined meta:name="LCID" meta:value-type="float">1033</meta:user-defined>
    <meta:user-defined meta:name="LinksUpToDate" meta:value-type="boolean">false</meta:user-defined>
    <meta:user-defined meta:name="ScaleCrop" meta:value-type="boolean">false</meta:user-defined>
    <meta:user-defined meta:name="ShareDoc" meta:value-type="boolean">false</meta:user-defined>
    <meta:user-defined meta:name="UseDefaultLanguage" meta:value-type="boolean">true</meta:user-defined>
    <meta:user-defined meta:name="Version" meta:value-type="float">2000102700</meta:user-defined>
    <meta:template xlink:type="simple" xlink:actuate="onRequest" xlink:title="" xlink:href="Normal"/>
  </office:meta>
</office:document-meta>
</file>